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1" table:default-cell-style-name="Default"/>
        <table:table-row table:style-name="ro1">
          <table:table-cell office:value-type="string" calcext:value-type="string">
            <text:p>Scrip</text:p>
          </table:table-cell>
          <table:table-cell office:value-type="string" calcext:value-type="string">
            <text:p>MIS Margin</text:p>
          </table:table-cell>
          <table:table-cell office:value-type="string" calcext:value-type="string">
            <text:p>MIS Leverage</text:p>
          </table:table-cell>
          <table:table-cell office:value-type="string" calcext:value-type="string">
            <text:p>CO Margin</text:p>
          </table:table-cell>
          <table:table-cell office:value-type="string" calcext:value-type="string">
            <text:p>CO Leverage</text:p>
          </table:table-cell>
          <table:table-cell/>
          <table:table-cell office:value-type="string" calcext:value-type="string">
            <text:p>asd</text:p>
          </table:table-cell>
          <table:table-cell office:value-type="string" calcext:value-type="string">
            <text:p>asdf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MINDI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ADANIPORTS</text:p>
          </table:table-cell>
          <table:table-cell table:style-name="ce1" office:value-type="percentage" office:value="0.1095" calcext:value-type="percentage">
            <text:p>10.95%</text:p>
          </table:table-cell>
          <table:table-cell/>
          <table:table-cell office:value-type="string" calcext:value-type="string">
            <text:p>'ADANIPORTS.NS',</text:p>
          </table:table-cell>
          <table:table-cell/>
          <table:table-cell office:value-type="string" calcext:value-type="string">
            <text:p>'ADANIPORTS.NS',</text:p>
          </table:table-cell>
          <table:table-cell office:value-type="string" calcext:value-type="string">
            <text:p>'ASIANPAINT.NS',</text:p>
          </table:table-cell>
          <table:table-cell office:value-type="string" calcext:value-type="string">
            <text:p>'AXISBANK.NS',</text:p>
          </table:table-cell>
          <table:table-cell office:value-type="string" calcext:value-type="string">
            <text:p>'BAJAJ-AUTO.NS',</text:p>
          </table:table-cell>
          <table:table-cell office:value-type="string" calcext:value-type="string">
            <text:p>'BAJFINANCE.NS',</text:p>
          </table:table-cell>
          <table:table-cell office:value-type="string" calcext:value-type="string">
            <text:p>'BAJAJFINSV.NS',</text:p>
          </table:table-cell>
          <table:table-cell office:value-type="string" calcext:value-type="string">
            <text:p>'BPCL.NS',</text:p>
          </table:table-cell>
          <table:table-cell office:value-type="string" calcext:value-type="string">
            <text:p>'BHARTIARTL.NS',</text:p>
          </table:table-cell>
          <table:table-cell office:value-type="string" calcext:value-type="string">
            <text:p>'BRITANNIA.NS',</text:p>
          </table:table-cell>
          <table:table-cell office:value-type="string" calcext:value-type="string">
            <text:p>'CIPLA.NS',</text:p>
          </table:table-cell>
          <table:table-cell office:value-type="string" calcext:value-type="string">
            <text:p>'COALINDIA.NS',</text:p>
          </table:table-cell>
          <table:table-cell office:value-type="string" calcext:value-type="string">
            <text:p>'DIVISLAB.NS',</text:p>
          </table:table-cell>
          <table:table-cell office:value-type="string" calcext:value-type="string">
            <text:p>'DRREDDY.NS',</text:p>
          </table:table-cell>
          <table:table-cell office:value-type="string" calcext:value-type="string">
            <text:p>'EICHERMOT.NS',</text:p>
          </table:table-cell>
          <table:table-cell office:value-type="string" calcext:value-type="string">
            <text:p>'GRASIM.NS',</text:p>
          </table:table-cell>
          <table:table-cell office:value-type="string" calcext:value-type="string">
            <text:p>'HCLTECH.NS',</text:p>
          </table:table-cell>
          <table:table-cell office:value-type="string" calcext:value-type="string">
            <text:p>'HDFCBANK.NS',</text:p>
          </table:table-cell>
          <table:table-cell office:value-type="string" calcext:value-type="string">
            <text:p>'HDFCLIFE.NS',</text:p>
          </table:table-cell>
          <table:table-cell office:value-type="string" calcext:value-type="string">
            <text:p>'HEROMOTOCO.NS',</text:p>
          </table:table-cell>
          <table:table-cell office:value-type="string" calcext:value-type="string">
            <text:p>'HINDALCO.NS',</text:p>
          </table:table-cell>
          <table:table-cell office:value-type="string" calcext:value-type="string">
            <text:p>'HINDUNILVR.NS',</text:p>
          </table:table-cell>
          <table:table-cell office:value-type="string" calcext:value-type="string">
            <text:p>'HDFC.NS',</text:p>
          </table:table-cell>
          <table:table-cell office:value-type="string" calcext:value-type="string">
            <text:p>'ICICIBANK.NS',</text:p>
          </table:table-cell>
          <table:table-cell office:value-type="string" calcext:value-type="string">
            <text:p>'ITC.NS',</text:p>
          </table:table-cell>
          <table:table-cell office:value-type="string" calcext:value-type="string">
            <text:p>'IOC.NS',</text:p>
          </table:table-cell>
          <table:table-cell office:value-type="string" calcext:value-type="string">
            <text:p>'INDUSINDBK.NS',</text:p>
          </table:table-cell>
          <table:table-cell office:value-type="string" calcext:value-type="string">
            <text:p>'INFY.NS',</text:p>
          </table:table-cell>
          <table:table-cell office:value-type="string" calcext:value-type="string">
            <text:p>'JSWSTEEL.NS',</text:p>
          </table:table-cell>
          <table:table-cell office:value-type="string" calcext:value-type="string">
            <text:p>'KOTAKBANK.NS',</text:p>
          </table:table-cell>
          <table:table-cell office:value-type="string" calcext:value-type="string">
            <text:p>'LT.NS',</text:p>
          </table:table-cell>
          <table:table-cell office:value-type="string" calcext:value-type="string">
            <text:p>'M&amp;M.NS',</text:p>
          </table:table-cell>
          <table:table-cell office:value-type="string" calcext:value-type="string">
            <text:p>'MARUTI.NS',</text:p>
          </table:table-cell>
          <table:table-cell office:value-type="string" calcext:value-type="string">
            <text:p>'NTPC.NS',</text:p>
          </table:table-cell>
          <table:table-cell office:value-type="string" calcext:value-type="string">
            <text:p>'NESTLEIND.NS',</text:p>
          </table:table-cell>
          <table:table-cell office:value-type="string" calcext:value-type="string">
            <text:p>'ONGC.NS',</text:p>
          </table:table-cell>
          <table:table-cell office:value-type="string" calcext:value-type="string">
            <text:p>'POWERGRID.NS',</text:p>
          </table:table-cell>
          <table:table-cell office:value-type="string" calcext:value-type="string">
            <text:p>'RELIANCE.NS',</text:p>
          </table:table-cell>
          <table:table-cell office:value-type="string" calcext:value-type="string">
            <text:p>'SBILIFE.NS',</text:p>
          </table:table-cell>
          <table:table-cell office:value-type="string" calcext:value-type="string">
            <text:p>'SHREECEM.NS',</text:p>
          </table:table-cell>
          <table:table-cell office:value-type="string" calcext:value-type="string">
            <text:p>'SBIN.NS',</text:p>
          </table:table-cell>
          <table:table-cell office:value-type="string" calcext:value-type="string">
            <text:p>'SUNPHARMA.NS',</text:p>
          </table:table-cell>
          <table:table-cell office:value-type="string" calcext:value-type="string">
            <text:p>'TCS.NS',</text:p>
          </table:table-cell>
          <table:table-cell office:value-type="string" calcext:value-type="string">
            <text:p>'TATACONSUM.NS',</text:p>
          </table:table-cell>
          <table:table-cell office:value-type="string" calcext:value-type="string">
            <text:p>'TATAMOTORS.NS',</text:p>
          </table:table-cell>
          <table:table-cell office:value-type="string" calcext:value-type="string">
            <text:p>'TATASTEEL.NS',</text:p>
          </table:table-cell>
          <table:table-cell office:value-type="string" calcext:value-type="string">
            <text:p>'TECHM.NS',</text:p>
          </table:table-cell>
          <table:table-cell office:value-type="string" calcext:value-type="string">
            <text:p>'TITAN.NS',</text:p>
          </table:table-cell>
          <table:table-cell office:value-type="string" calcext:value-type="string">
            <text:p>'UPL.NS',</text:p>
          </table:table-cell>
          <table:table-cell office:value-type="string" calcext:value-type="string">
            <text:p>'ULTRACEMCO.NS',</text:p>
          </table:table-cell>
          <table:table-cell office:value-type="string" calcext:value-type="string">
            <text:p>'WIPRO.NS',</text:p>
          </table:table-cell>
        </table:table-row>
        <table:table-row table:style-name="ro1">
          <table:table-cell office:value-type="string" calcext:value-type="string">
            <text:p>AARTIDRUGS</text:p>
          </table:table-cell>
          <table:table-cell office:value-type="percentage" office:value="0.133" calcext:value-type="percentage">
            <text:p>13.30%</text:p>
          </table:table-cell>
          <table:table-cell office:value-type="string" calcext:value-type="string">
            <text:p>8x</text:p>
          </table:table-cell>
          <table:table-cell office:value-type="percentage" office:value="0.133" calcext:value-type="percentage">
            <text:p>13.30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ASIANPAINT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ASIANPAINT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ARTII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AXISBANK</text:p>
          </table:table-cell>
          <table:table-cell table:style-name="ce1" office:value-type="percentage" office:value="0.1551" calcext:value-type="percentage">
            <text:p>15.51%</text:p>
          </table:table-cell>
          <table:table-cell/>
          <table:table-cell office:value-type="string" calcext:value-type="string">
            <text:p>'AXISBANK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AVAS</text:p>
          </table:table-cell>
          <table:table-cell office:value-type="percentage" office:value="0.1107" calcext:value-type="percentage">
            <text:p>11.07%</text:p>
          </table:table-cell>
          <table:table-cell office:value-type="string" calcext:value-type="string">
            <text:p>9x</text:p>
          </table:table-cell>
          <table:table-cell office:value-type="percentage" office:value="0.1107" calcext:value-type="percentage">
            <text:p>11.07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BAJAJ-AUTO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BAJAJ-AUTO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BB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BAJFINANCE</text:p>
          </table:table-cell>
          <table:table-cell table:style-name="ce1" office:value-type="percentage" office:value="0.1281" calcext:value-type="percentage">
            <text:p>12.81%</text:p>
          </table:table-cell>
          <table:table-cell/>
          <table:table-cell office:value-type="string" calcext:value-type="string">
            <text:p>'BAJFINANCE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BBOTINDI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BAJAJFINSV</text:p>
          </table:table-cell>
          <table:table-cell table:style-name="ce1" office:value-type="percentage" office:value="0.1495" calcext:value-type="percentage">
            <text:p>14.95%</text:p>
          </table:table-cell>
          <table:table-cell/>
          <table:table-cell office:value-type="string" calcext:value-type="string">
            <text:p>'BAJAJFINSV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BCAPITAL</text:p>
          </table:table-cell>
          <table:table-cell office:value-type="percentage" office:value="0.1308" calcext:value-type="percentage">
            <text:p>13.08%</text:p>
          </table:table-cell>
          <table:table-cell office:value-type="string" calcext:value-type="string">
            <text:p>8x</text:p>
          </table:table-cell>
          <table:table-cell office:value-type="percentage" office:value="0.1308" calcext:value-type="percentage">
            <text:p>13.08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BPCL</text:p>
          </table:table-cell>
          <table:table-cell table:style-name="ce1" office:value-type="percentage" office:value="0.2" calcext:value-type="percentage">
            <text:p>20.00%</text:p>
          </table:table-cell>
          <table:table-cell/>
          <table:table-cell office:value-type="string" calcext:value-type="string">
            <text:p>'BPCL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BFRL</text:p>
          </table:table-cell>
          <table:table-cell office:value-type="percentage" office:value="0.109" calcext:value-type="percentage">
            <text:p>10.90%</text:p>
          </table:table-cell>
          <table:table-cell office:value-type="string" calcext:value-type="string">
            <text:p>9x</text:p>
          </table:table-cell>
          <table:table-cell office:value-type="percentage" office:value="0.109" calcext:value-type="percentage">
            <text:p>10.9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BHARTIARTL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BHARTIARTL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C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BRITANNIA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BRITANNIA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ANIENT</text:p>
          </table:table-cell>
          <table:table-cell office:value-type="percentage" office:value="0.1545" calcext:value-type="percentage">
            <text:p>15.45%</text:p>
          </table:table-cell>
          <table:table-cell office:value-type="string" calcext:value-type="string">
            <text:p>6x</text:p>
          </table:table-cell>
          <table:table-cell office:value-type="percentage" office:value="0.1545" calcext:value-type="percentage">
            <text:p>15.45%</text:p>
          </table:table-cell>
          <table:table-cell office:value-type="string" calcext:value-type="string">
            <text:p>6x</text:p>
          </table:table-cell>
          <table:table-cell/>
          <table:table-cell office:value-type="string" calcext:value-type="string">
            <text:p>CIPLA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CIPLA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ANIPORTS</text:p>
          </table:table-cell>
          <table:table-cell office:value-type="percentage" office:value="0.1095" calcext:value-type="percentage">
            <text:p>10.95%</text:p>
          </table:table-cell>
          <table:table-cell office:value-type="string" calcext:value-type="string">
            <text:p>9x</text:p>
          </table:table-cell>
          <table:table-cell office:value-type="percentage" office:value="0.1095" calcext:value-type="percentage">
            <text:p>10.95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COALINDIA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COALINDIA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ANIPOWER</text:p>
          </table:table-cell>
          <table:table-cell office:value-type="percentage" office:value="0.147" calcext:value-type="percentage">
            <text:p>14.70%</text:p>
          </table:table-cell>
          <table:table-cell office:value-type="string" calcext:value-type="string">
            <text:p>7x</text:p>
          </table:table-cell>
          <table:table-cell office:value-type="percentage" office:value="0.147" calcext:value-type="percentage">
            <text:p>14.70%</text:p>
          </table:table-cell>
          <table:table-cell office:value-type="string" calcext:value-type="string">
            <text:p>7x</text:p>
          </table:table-cell>
          <table:table-cell/>
          <table:table-cell office:value-type="string" calcext:value-type="string">
            <text:p>DIVISLAB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DIVISLAB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VENZYMES</text:p>
          </table:table-cell>
          <table:table-cell office:value-type="percentage" office:value="0.1259" calcext:value-type="percentage">
            <text:p>12.59%</text:p>
          </table:table-cell>
          <table:table-cell office:value-type="string" calcext:value-type="string">
            <text:p>8x</text:p>
          </table:table-cell>
          <table:table-cell office:value-type="percentage" office:value="0.1259" calcext:value-type="percentage">
            <text:p>12.59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DRREDDY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DRREDDY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EGISCHEM</text:p>
          </table:table-cell>
          <table:table-cell office:value-type="percentage" office:value="0.1197" calcext:value-type="percentage">
            <text:p>11.97%</text:p>
          </table:table-cell>
          <table:table-cell office:value-type="string" calcext:value-type="string">
            <text:p>8x</text:p>
          </table:table-cell>
          <table:table-cell office:value-type="percentage" office:value="0.1197" calcext:value-type="percentage">
            <text:p>11.97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EICHERMOT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EICHERMOT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FFLE</text:p>
          </table:table-cell>
          <table:table-cell office:value-type="percentage" office:value="0.1212" calcext:value-type="percentage">
            <text:p>12.12%</text:p>
          </table:table-cell>
          <table:table-cell office:value-type="string" calcext:value-type="string">
            <text:p>8x</text:p>
          </table:table-cell>
          <table:table-cell office:value-type="percentage" office:value="0.1212" calcext:value-type="percentage">
            <text:p>12.12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GRASIM</text:p>
          </table:table-cell>
          <table:table-cell table:style-name="ce1" office:value-type="percentage" office:value="0.1307" calcext:value-type="percentage">
            <text:p>13.07%</text:p>
          </table:table-cell>
          <table:table-cell/>
          <table:table-cell office:value-type="string" calcext:value-type="string">
            <text:p>'GRASIM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HLUCONT</text:p>
          </table:table-cell>
          <table:table-cell office:value-type="percentage" office:value="0.1195" calcext:value-type="percentage">
            <text:p>11.95%</text:p>
          </table:table-cell>
          <table:table-cell office:value-type="string" calcext:value-type="string">
            <text:p>8x</text:p>
          </table:table-cell>
          <table:table-cell office:value-type="percentage" office:value="0.1195" calcext:value-type="percentage">
            <text:p>11.95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HCLTECH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HCLTECH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AENG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HDFCBANK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HDFCBANK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JANTPHAR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HDFCLIFE</text:p>
          </table:table-cell>
          <table:table-cell table:style-name="ce1" office:value-type="percentage" office:value="0.1162" calcext:value-type="percentage">
            <text:p>11.62%</text:p>
          </table:table-cell>
          <table:table-cell/>
          <table:table-cell office:value-type="string" calcext:value-type="string">
            <text:p>'HDFCLIFE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KZOINDI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HEROMOTOCO</text:p>
          </table:table-cell>
          <table:table-cell table:style-name="ce1" office:value-type="percentage" office:value="0.1092" calcext:value-type="percentage">
            <text:p>10.92%</text:p>
          </table:table-cell>
          <table:table-cell/>
          <table:table-cell office:value-type="string" calcext:value-type="string">
            <text:p>'HEROMOTOCO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LEMBICLTD</text:p>
          </table:table-cell>
          <table:table-cell office:value-type="percentage" office:value="0.1312" calcext:value-type="percentage">
            <text:p>13.12%</text:p>
          </table:table-cell>
          <table:table-cell office:value-type="string" calcext:value-type="string">
            <text:p>8x</text:p>
          </table:table-cell>
          <table:table-cell office:value-type="percentage" office:value="0.1312" calcext:value-type="percentage">
            <text:p>13.12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HINDALCO</text:p>
          </table:table-cell>
          <table:table-cell table:style-name="ce1" office:value-type="percentage" office:value="0.1418" calcext:value-type="percentage">
            <text:p>14.18%</text:p>
          </table:table-cell>
          <table:table-cell/>
          <table:table-cell office:value-type="string" calcext:value-type="string">
            <text:p>'HINDALCO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LKE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HINDUNILVR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HINDUNILVR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LKYLAMINE</text:p>
          </table:table-cell>
          <table:table-cell office:value-type="percentage" office:value="0.1356" calcext:value-type="percentage">
            <text:p>13.56%</text:p>
          </table:table-cell>
          <table:table-cell office:value-type="string" calcext:value-type="string">
            <text:p>7x</text:p>
          </table:table-cell>
          <table:table-cell office:value-type="percentage" office:value="0.1356" calcext:value-type="percentage">
            <text:p>13.56%</text:p>
          </table:table-cell>
          <table:table-cell office:value-type="string" calcext:value-type="string">
            <text:p>7x</text:p>
          </table:table-cell>
          <table:table-cell/>
          <table:table-cell office:value-type="string" calcext:value-type="string">
            <text:p>HDFC</text:p>
          </table:table-cell>
          <table:table-cell table:style-name="ce1" office:value-type="percentage" office:value="0.1345" calcext:value-type="percentage">
            <text:p>13.45%</text:p>
          </table:table-cell>
          <table:table-cell/>
          <table:table-cell office:value-type="string" calcext:value-type="string">
            <text:p>'HDFC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LLCARGO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ICICIBANK</text:p>
          </table:table-cell>
          <table:table-cell table:style-name="ce1" office:value-type="percentage" office:value="0.1141" calcext:value-type="percentage">
            <text:p>11.41%</text:p>
          </table:table-cell>
          <table:table-cell/>
          <table:table-cell office:value-type="string" calcext:value-type="string">
            <text:p>'ICICIBANK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LOKINDS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8x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ITC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ITC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MARAJABA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IOC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IOC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MBUJACE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INDUSINDBK</text:p>
          </table:table-cell>
          <table:table-cell table:style-name="ce1" office:value-type="percentage" office:value="0.2" calcext:value-type="percentage">
            <text:p>20.00%</text:p>
          </table:table-cell>
          <table:table-cell/>
          <table:table-cell office:value-type="string" calcext:value-type="string">
            <text:p>'INDUSINDBK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MRUTANJAN</text:p>
          </table:table-cell>
          <table:table-cell office:value-type="percentage" office:value="0.1162" calcext:value-type="percentage">
            <text:p>11.62%</text:p>
          </table:table-cell>
          <table:table-cell office:value-type="string" calcext:value-type="string">
            <text:p>9x</text:p>
          </table:table-cell>
          <table:table-cell office:value-type="percentage" office:value="0.1162" calcext:value-type="percentage">
            <text:p>11.62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INFY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INFY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NGELBRKG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JSWSTEEL</text:p>
          </table:table-cell>
          <table:table-cell table:style-name="ce1" office:value-type="percentage" office:value="0.1366" calcext:value-type="percentage">
            <text:p>13.66%</text:p>
          </table:table-cell>
          <table:table-cell/>
          <table:table-cell office:value-type="string" calcext:value-type="string">
            <text:p>'JSWSTEEL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PARIND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KOTAKBANK</text:p>
          </table:table-cell>
          <table:table-cell table:style-name="ce1" office:value-type="percentage" office:value="0.1477" calcext:value-type="percentage">
            <text:p>14.77%</text:p>
          </table:table-cell>
          <table:table-cell/>
          <table:table-cell office:value-type="string" calcext:value-type="string">
            <text:p>'KOTAKBANK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PLLTD</text:p>
          </table:table-cell>
          <table:table-cell office:value-type="percentage" office:value="0.1046" calcext:value-type="percentage">
            <text:p>10.46%</text:p>
          </table:table-cell>
          <table:table-cell office:value-type="string" calcext:value-type="string">
            <text:p>10x</text:p>
          </table:table-cell>
          <table:table-cell office:value-type="percentage" office:value="0.1046" calcext:value-type="percentage">
            <text:p>10.46%</text:p>
          </table:table-cell>
          <table:table-cell office:value-type="string" calcext:value-type="string">
            <text:p>10x</text:p>
          </table:table-cell>
          <table:table-cell/>
          <table:table-cell office:value-type="string" calcext:value-type="string">
            <text:p>LT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LT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POLLOHOSP</text:p>
          </table:table-cell>
          <table:table-cell office:value-type="percentage" office:value="0.1218" calcext:value-type="percentage">
            <text:p>12.18%</text:p>
          </table:table-cell>
          <table:table-cell office:value-type="string" calcext:value-type="string">
            <text:p>8x</text:p>
          </table:table-cell>
          <table:table-cell office:value-type="percentage" office:value="0.1218" calcext:value-type="percentage">
            <text:p>12.18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M&amp;M</text:p>
          </table:table-cell>
          <table:table-cell table:style-name="ce1" office:value-type="percentage" office:value="0.157" calcext:value-type="percentage">
            <text:p>15.70%</text:p>
          </table:table-cell>
          <table:table-cell/>
          <table:table-cell office:value-type="string" calcext:value-type="string">
            <text:p>'M&amp;M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POLLOTYRE</text:p>
          </table:table-cell>
          <table:table-cell office:value-type="percentage" office:value="0.1225" calcext:value-type="percentage">
            <text:p>12.25%</text:p>
          </table:table-cell>
          <table:table-cell office:value-type="string" calcext:value-type="string">
            <text:p>8x</text:p>
          </table:table-cell>
          <table:table-cell office:value-type="percentage" office:value="0.1225" calcext:value-type="percentage">
            <text:p>12.25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MARUTI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MARUTI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SAHIINDIA</text:p>
          </table:table-cell>
          <table:table-cell office:value-type="percentage" office:value="0.1108" calcext:value-type="percentage">
            <text:p>11.08%</text:p>
          </table:table-cell>
          <table:table-cell office:value-type="string" calcext:value-type="string">
            <text:p>9x</text:p>
          </table:table-cell>
          <table:table-cell office:value-type="percentage" office:value="0.1108" calcext:value-type="percentage">
            <text:p>11.08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NTPC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NTPC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SHOKA</text:p>
          </table:table-cell>
          <table:table-cell office:value-type="percentage" office:value="0.1354" calcext:value-type="percentage">
            <text:p>13.54%</text:p>
          </table:table-cell>
          <table:table-cell office:value-type="string" calcext:value-type="string">
            <text:p>7x</text:p>
          </table:table-cell>
          <table:table-cell office:value-type="percentage" office:value="0.1354" calcext:value-type="percentage">
            <text:p>13.54%</text:p>
          </table:table-cell>
          <table:table-cell office:value-type="string" calcext:value-type="string">
            <text:p>7x</text:p>
          </table:table-cell>
          <table:table-cell/>
          <table:table-cell office:value-type="string" calcext:value-type="string">
            <text:p>NESTLEIND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NESTLEIND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SHOKLEY</text:p>
          </table:table-cell>
          <table:table-cell office:value-type="percentage" office:value="0.1677" calcext:value-type="percentage">
            <text:p>16.77%</text:p>
          </table:table-cell>
          <table:table-cell office:value-type="string" calcext:value-type="string">
            <text:p>6x</text:p>
          </table:table-cell>
          <table:table-cell office:value-type="percentage" office:value="0.1677" calcext:value-type="percentage">
            <text:p>16.77%</text:p>
          </table:table-cell>
          <table:table-cell office:value-type="string" calcext:value-type="string">
            <text:p>6x</text:p>
          </table:table-cell>
          <table:table-cell/>
          <table:table-cell office:value-type="string" calcext:value-type="string">
            <text:p>ONGC</text:p>
          </table:table-cell>
          <table:table-cell table:style-name="ce1" office:value-type="percentage" office:value="0.2" calcext:value-type="percentage">
            <text:p>20.00%</text:p>
          </table:table-cell>
          <table:table-cell/>
          <table:table-cell office:value-type="string" calcext:value-type="string">
            <text:p>'ONGC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SIANPAIN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POWERGRID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POWERGRID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STERDM</text:p>
          </table:table-cell>
          <table:table-cell office:value-type="percentage" office:value="0.1081" calcext:value-type="percentage">
            <text:p>10.81%</text:p>
          </table:table-cell>
          <table:table-cell office:value-type="string" calcext:value-type="string">
            <text:p>9x</text:p>
          </table:table-cell>
          <table:table-cell office:value-type="percentage" office:value="0.1081" calcext:value-type="percentage">
            <text:p>10.81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RELIANCE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RELIANCE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STRAZEN</text:p>
          </table:table-cell>
          <table:table-cell office:value-type="percentage" office:value="0.1182" calcext:value-type="percentage">
            <text:p>11.82%</text:p>
          </table:table-cell>
          <table:table-cell office:value-type="string" calcext:value-type="string">
            <text:p>8x</text:p>
          </table:table-cell>
          <table:table-cell office:value-type="percentage" office:value="0.1182" calcext:value-type="percentage">
            <text:p>11.82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SBILIFE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SBILIFE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TFL</text:p>
          </table:table-cell>
          <table:table-cell office:value-type="percentage" office:value="0.1051" calcext:value-type="percentage">
            <text:p>10.51%</text:p>
          </table:table-cell>
          <table:table-cell office:value-type="string" calcext:value-type="string">
            <text:p>10x</text:p>
          </table:table-cell>
          <table:table-cell office:value-type="percentage" office:value="0.1051" calcext:value-type="percentage">
            <text:p>10.51%</text:p>
          </table:table-cell>
          <table:table-cell office:value-type="string" calcext:value-type="string">
            <text:p>10x</text:p>
          </table:table-cell>
          <table:table-cell/>
          <table:table-cell office:value-type="string" calcext:value-type="string">
            <text:p>SHREECEM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SHREECEM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TU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SBIN</text:p>
          </table:table-cell>
          <table:table-cell table:style-name="ce1" office:value-type="percentage" office:value="0.1116" calcext:value-type="percentage">
            <text:p>11.16%</text:p>
          </table:table-cell>
          <table:table-cell/>
          <table:table-cell office:value-type="string" calcext:value-type="string">
            <text:p>'SBIN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UBANK</text:p>
          </table:table-cell>
          <table:table-cell office:value-type="percentage" office:value="0.1259" calcext:value-type="percentage">
            <text:p>12.59%</text:p>
          </table:table-cell>
          <table:table-cell office:value-type="string" calcext:value-type="string">
            <text:p>8x</text:p>
          </table:table-cell>
          <table:table-cell office:value-type="percentage" office:value="0.1259" calcext:value-type="percentage">
            <text:p>12.59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SUNPHARMA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SUNPHARMA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UROPHARMA</text:p>
          </table:table-cell>
          <table:table-cell office:value-type="percentage" office:value="0.1733" calcext:value-type="percentage">
            <text:p>17.33%</text:p>
          </table:table-cell>
          <table:table-cell office:value-type="string" calcext:value-type="string">
            <text:p>6x</text:p>
          </table:table-cell>
          <table:table-cell office:value-type="percentage" office:value="0.1733" calcext:value-type="percentage">
            <text:p>17.33%</text:p>
          </table:table-cell>
          <table:table-cell office:value-type="string" calcext:value-type="string">
            <text:p>6x</text:p>
          </table:table-cell>
          <table:table-cell/>
          <table:table-cell office:value-type="string" calcext:value-type="string">
            <text:p>TCS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TCS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VANTIFEED</text:p>
          </table:table-cell>
          <table:table-cell office:value-type="percentage" office:value="0.1151" calcext:value-type="percentage">
            <text:p>11.51%</text:p>
          </table:table-cell>
          <table:table-cell office:value-type="string" calcext:value-type="string">
            <text:p>9x</text:p>
          </table:table-cell>
          <table:table-cell office:value-type="percentage" office:value="0.1151" calcext:value-type="percentage">
            <text:p>11.51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TATACONSUM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TATACONSUM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XISBANK</text:p>
          </table:table-cell>
          <table:table-cell office:value-type="percentage" office:value="0.1551" calcext:value-type="percentage">
            <text:p>15.51%</text:p>
          </table:table-cell>
          <table:table-cell office:value-type="string" calcext:value-type="string">
            <text:p>6x</text:p>
          </table:table-cell>
          <table:table-cell office:value-type="percentage" office:value="0.1551" calcext:value-type="percentage">
            <text:p>15.51%</text:p>
          </table:table-cell>
          <table:table-cell office:value-type="string" calcext:value-type="string">
            <text:p>6x</text:p>
          </table:table-cell>
          <table:table-cell/>
          <table:table-cell office:value-type="string" calcext:value-type="string">
            <text:p>TATAMOTORS</text:p>
          </table:table-cell>
          <table:table-cell table:style-name="ce1" office:value-type="percentage" office:value="0.1438" calcext:value-type="percentage">
            <text:p>14.38%</text:p>
          </table:table-cell>
          <table:table-cell/>
          <table:table-cell office:value-type="string" calcext:value-type="string">
            <text:p>'TATAMOTORS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AJAJ-AUTO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TATASTEEL</text:p>
          </table:table-cell>
          <table:table-cell table:style-name="ce1" office:value-type="percentage" office:value="0.1154" calcext:value-type="percentage">
            <text:p>11.54%</text:p>
          </table:table-cell>
          <table:table-cell/>
          <table:table-cell office:value-type="string" calcext:value-type="string">
            <text:p>'TATASTEEL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AJAJCON</text:p>
          </table:table-cell>
          <table:table-cell office:value-type="percentage" office:value="0.1203" calcext:value-type="percentage">
            <text:p>12.03%</text:p>
          </table:table-cell>
          <table:table-cell office:value-type="string" calcext:value-type="string">
            <text:p>8x</text:p>
          </table:table-cell>
          <table:table-cell office:value-type="percentage" office:value="0.1203" calcext:value-type="percentage">
            <text:p>12.03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TECHM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TECHM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AJAJFINSV</text:p>
          </table:table-cell>
          <table:table-cell office:value-type="percentage" office:value="0.1495" calcext:value-type="percentage">
            <text:p>14.95%</text:p>
          </table:table-cell>
          <table:table-cell office:value-type="string" calcext:value-type="string">
            <text:p>7x</text:p>
          </table:table-cell>
          <table:table-cell office:value-type="percentage" office:value="0.1495" calcext:value-type="percentage">
            <text:p>14.95%</text:p>
          </table:table-cell>
          <table:table-cell office:value-type="string" calcext:value-type="string">
            <text:p>7x</text:p>
          </table:table-cell>
          <table:table-cell/>
          <table:table-cell office:value-type="string" calcext:value-type="string">
            <text:p>TITAN</text:p>
          </table:table-cell>
          <table:table-cell table:style-name="ce1" office:value-type="percentage" office:value="0.1069" calcext:value-type="percentage">
            <text:p>10.69%</text:p>
          </table:table-cell>
          <table:table-cell/>
          <table:table-cell office:value-type="string" calcext:value-type="string">
            <text:p>'TITAN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AJAJHLDNG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/>
          <table:table-cell office:value-type="string" calcext:value-type="string">
            <text:p>UPL</text:p>
          </table:table-cell>
          <table:table-cell table:style-name="ce1" office:value-type="percentage" office:value="0.1202" calcext:value-type="percentage">
            <text:p>12.02%</text:p>
          </table:table-cell>
          <table:table-cell/>
          <table:table-cell office:value-type="string" calcext:value-type="string">
            <text:p>'UPL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AJFINANCE</text:p>
          </table:table-cell>
          <table:table-cell office:value-type="percentage" office:value="0.1281" calcext:value-type="percentage">
            <text:p>12.81%</text:p>
          </table:table-cell>
          <table:table-cell office:value-type="string" calcext:value-type="string">
            <text:p>8x</text:p>
          </table:table-cell>
          <table:table-cell office:value-type="percentage" office:value="0.1281" calcext:value-type="percentage">
            <text:p>12.81%</text:p>
          </table:table-cell>
          <table:table-cell office:value-type="string" calcext:value-type="string">
            <text:p>8x</text:p>
          </table:table-cell>
          <table:table-cell/>
          <table:table-cell office:value-type="string" calcext:value-type="string">
            <text:p>ULTRACEMCO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ULTRACEMCO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ALAMINES</text:p>
          </table:table-cell>
          <table:table-cell office:value-type="percentage" office:value="0.1586" calcext:value-type="percentage">
            <text:p>15.86%</text:p>
          </table:table-cell>
          <table:table-cell office:value-type="string" calcext:value-type="string">
            <text:p>6x</text:p>
          </table:table-cell>
          <table:table-cell office:value-type="percentage" office:value="0.1586" calcext:value-type="percentage">
            <text:p>15.86%</text:p>
          </table:table-cell>
          <table:table-cell office:value-type="string" calcext:value-type="string">
            <text:p>6x</text:p>
          </table:table-cell>
          <table:table-cell/>
          <table:table-cell office:value-type="string" calcext:value-type="string">
            <text:p>WIPRO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'WIPRO.NS',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ALKRISIND</text:p>
          </table:table-cell>
          <table:table-cell office:value-type="percentage" office:value="0.1182" calcext:value-type="percentage">
            <text:p>11.82%</text:p>
          </table:table-cell>
          <table:table-cell office:value-type="string" calcext:value-type="string">
            <text:p>8x</text:p>
          </table:table-cell>
          <table:table-cell office:value-type="percentage" office:value="0.1182" calcext:value-type="percentage">
            <text:p>11.82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LMLAWRIE</text:p>
          </table:table-cell>
          <table:table-cell office:value-type="percentage" office:value="0.1053" calcext:value-type="percentage">
            <text:p>10.53%</text:p>
          </table:table-cell>
          <table:table-cell office:value-type="string" calcext:value-type="string">
            <text:p>9x</text:p>
          </table:table-cell>
          <table:table-cell office:value-type="percentage" office:value="0.1053" calcext:value-type="percentage">
            <text:p>10.53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NDHANBNK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NKBARODA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NKBEE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NKINDIA</text:p>
          </table:table-cell>
          <table:table-cell office:value-type="percentage" office:value="0.1458" calcext:value-type="percentage">
            <text:p>14.58%</text:p>
          </table:table-cell>
          <table:table-cell office:value-type="string" calcext:value-type="string">
            <text:p>7x</text:p>
          </table:table-cell>
          <table:table-cell office:value-type="percentage" office:value="0.1458" calcext:value-type="percentage">
            <text:p>14.58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SF</text:p>
          </table:table-cell>
          <table:table-cell office:value-type="percentage" office:value="0.1163" calcext:value-type="percentage">
            <text:p>11.63%</text:p>
          </table:table-cell>
          <table:table-cell office:value-type="string" calcext:value-type="string">
            <text:p>9x</text:p>
          </table:table-cell>
          <table:table-cell office:value-type="percentage" office:value="0.1163" calcext:value-type="percentage">
            <text:p>11.63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TAINDI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YERCROP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BTC</text:p>
          </table:table-cell>
          <table:table-cell office:value-type="percentage" office:value="0.1111" calcext:value-type="percentage">
            <text:p>11.11%</text:p>
          </table:table-cell>
          <table:table-cell office:value-type="string" calcext:value-type="string">
            <text:p>9x</text:p>
          </table:table-cell>
          <table:table-cell office:value-type="percentage" office:value="0.1111" calcext:value-type="percentage">
            <text:p>11.11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DL</text:p>
          </table:table-cell>
          <table:table-cell office:value-type="percentage" office:value="0.1165" calcext:value-type="percentage">
            <text:p>11.65%</text:p>
          </table:table-cell>
          <table:table-cell office:value-type="string" calcext:value-type="string">
            <text:p>9x</text:p>
          </table:table-cell>
          <table:table-cell office:value-type="percentage" office:value="0.1165" calcext:value-type="percentage">
            <text:p>11.65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L</text:p>
          </table:table-cell>
          <table:table-cell office:value-type="percentage" office:value="0.1119" calcext:value-type="percentage">
            <text:p>11.19%</text:p>
          </table:table-cell>
          <table:table-cell office:value-type="string" calcext:value-type="string">
            <text:p>9x</text:p>
          </table:table-cell>
          <table:table-cell office:value-type="percentage" office:value="0.1119" calcext:value-type="percentage">
            <text:p>11.19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ML</text:p>
          </table:table-cell>
          <table:table-cell office:value-type="percentage" office:value="0.134" calcext:value-type="percentage">
            <text:p>13.40%</text:p>
          </table:table-cell>
          <table:table-cell office:value-type="string" calcext:value-type="string">
            <text:p>7x</text:p>
          </table:table-cell>
          <table:table-cell office:value-type="percentage" office:value="0.134" calcext:value-type="percentage">
            <text:p>13.40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RGEPAIN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HARATFORG</text:p>
          </table:table-cell>
          <table:table-cell office:value-type="percentage" office:value="0.1175" calcext:value-type="percentage">
            <text:p>11.75%</text:p>
          </table:table-cell>
          <table:table-cell office:value-type="string" calcext:value-type="string">
            <text:p>9x</text:p>
          </table:table-cell>
          <table:table-cell office:value-type="percentage" office:value="0.1175" calcext:value-type="percentage">
            <text:p>11.75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HARATRAS</text:p>
          </table:table-cell>
          <table:table-cell office:value-type="percentage" office:value="0.1085" calcext:value-type="percentage">
            <text:p>10.85%</text:p>
          </table:table-cell>
          <table:table-cell office:value-type="string" calcext:value-type="string">
            <text:p>9x</text:p>
          </table:table-cell>
          <table:table-cell office:value-type="percentage" office:value="0.1085" calcext:value-type="percentage">
            <text:p>10.85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HARTIART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HEL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IOCON</text:p>
          </table:table-cell>
          <table:table-cell office:value-type="percentage" office:value="0.1166" calcext:value-type="percentage">
            <text:p>11.66%</text:p>
          </table:table-cell>
          <table:table-cell office:value-type="string" calcext:value-type="string">
            <text:p>9x</text:p>
          </table:table-cell>
          <table:table-cell office:value-type="percentage" office:value="0.1166" calcext:value-type="percentage">
            <text:p>11.66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IRLACORPN</text:p>
          </table:table-cell>
          <table:table-cell office:value-type="percentage" office:value="0.123" calcext:value-type="percentage">
            <text:p>12.30%</text:p>
          </table:table-cell>
          <table:table-cell office:value-type="string" calcext:value-type="string">
            <text:p>8x</text:p>
          </table:table-cell>
          <table:table-cell office:value-type="percentage" office:value="0.123" calcext:value-type="percentage">
            <text:p>12.30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LUEDART</text:p>
          </table:table-cell>
          <table:table-cell office:value-type="percentage" office:value="0.1054" calcext:value-type="percentage">
            <text:p>10.54%</text:p>
          </table:table-cell>
          <table:table-cell office:value-type="string" calcext:value-type="string">
            <text:p>9x</text:p>
          </table:table-cell>
          <table:table-cell office:value-type="percentage" office:value="0.1054" calcext:value-type="percentage">
            <text:p>10.5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LUESTARCO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MDYEING</text:p>
          </table:table-cell>
          <table:table-cell office:value-type="percentage" office:value="0.1306" calcext:value-type="percentage">
            <text:p>13.06%</text:p>
          </table:table-cell>
          <table:table-cell office:value-type="string" calcext:value-type="string">
            <text:p>8x</text:p>
          </table:table-cell>
          <table:table-cell office:value-type="percentage" office:value="0.1306" calcext:value-type="percentage">
            <text:p>13.06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SCHLTD</text:p>
          </table:table-cell>
          <table:table-cell office:value-type="percentage" office:value="0.1164" calcext:value-type="percentage">
            <text:p>11.64%</text:p>
          </table:table-cell>
          <table:table-cell office:value-type="string" calcext:value-type="string">
            <text:p>9x</text:p>
          </table:table-cell>
          <table:table-cell office:value-type="percentage" office:value="0.1164" calcext:value-type="percentage">
            <text:p>11.6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PCL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GADE</text:p>
          </table:table-cell>
          <table:table-cell office:value-type="percentage" office:value="0.1163" calcext:value-type="percentage">
            <text:p>11.63%</text:p>
          </table:table-cell>
          <table:table-cell office:value-type="string" calcext:value-type="string">
            <text:p>9x</text:p>
          </table:table-cell>
          <table:table-cell office:value-type="percentage" office:value="0.1163" calcext:value-type="percentage">
            <text:p>11.63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TANNI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SE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SOFT</text:p>
          </table:table-cell>
          <table:table-cell office:value-type="percentage" office:value="0.1328" calcext:value-type="percentage">
            <text:p>13.28%</text:p>
          </table:table-cell>
          <table:table-cell office:value-type="string" calcext:value-type="string">
            <text:p>8x</text:p>
          </table:table-cell>
          <table:table-cell office:value-type="percentage" office:value="0.1328" calcext:value-type="percentage">
            <text:p>13.2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DILAH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NBK</text:p>
          </table:table-cell>
          <table:table-cell office:value-type="percentage" office:value="0.1737" calcext:value-type="percentage">
            <text:p>17.37%</text:p>
          </table:table-cell>
          <table:table-cell office:value-type="string" calcext:value-type="string">
            <text:p>6x</text:p>
          </table:table-cell>
          <table:table-cell office:value-type="percentage" office:value="0.1737" calcext:value-type="percentage">
            <text:p>17.37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NFINHOME</text:p>
          </table:table-cell>
          <table:table-cell office:value-type="percentage" office:value="0.1087" calcext:value-type="percentage">
            <text:p>10.87%</text:p>
          </table:table-cell>
          <table:table-cell office:value-type="string" calcext:value-type="string">
            <text:p>9x</text:p>
          </table:table-cell>
          <table:table-cell office:value-type="percentage" office:value="0.1087" calcext:value-type="percentage">
            <text:p>10.8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PLIPOINT</text:p>
          </table:table-cell>
          <table:table-cell office:value-type="percentage" office:value="0.1291" calcext:value-type="percentage">
            <text:p>12.91%</text:p>
          </table:table-cell>
          <table:table-cell office:value-type="string" calcext:value-type="string">
            <text:p>8x</text:p>
          </table:table-cell>
          <table:table-cell office:value-type="percentage" office:value="0.1291" calcext:value-type="percentage">
            <text:p>12.91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RBORUNIV</text:p>
          </table:table-cell>
          <table:table-cell office:value-type="percentage" office:value="0.1051" calcext:value-type="percentage">
            <text:p>10.51%</text:p>
          </table:table-cell>
          <table:table-cell office:value-type="string" calcext:value-type="string">
            <text:p>10x</text:p>
          </table:table-cell>
          <table:table-cell office:value-type="percentage" office:value="0.1051" calcext:value-type="percentage">
            <text:p>10.51%</text:p>
          </table:table-cell>
          <table:table-cell office:value-type="string" calcext:value-type="string">
            <text:p>10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RERATING</text:p>
          </table:table-cell>
          <table:table-cell office:value-type="percentage" office:value="0.1198" calcext:value-type="percentage">
            <text:p>11.98%</text:p>
          </table:table-cell>
          <table:table-cell office:value-type="string" calcext:value-type="string">
            <text:p>8x</text:p>
          </table:table-cell>
          <table:table-cell office:value-type="percentage" office:value="0.1198" calcext:value-type="percentage">
            <text:p>11.9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STROLI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C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ATLT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NTRALBK</text:p>
          </table:table-cell>
          <table:table-cell office:value-type="percentage" office:value="0.1522" calcext:value-type="percentage">
            <text:p>15.22%</text:p>
          </table:table-cell>
          <table:table-cell office:value-type="string" calcext:value-type="string">
            <text:p>7x</text:p>
          </table:table-cell>
          <table:table-cell office:value-type="percentage" office:value="0.1522" calcext:value-type="percentage">
            <text:p>15.22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NTURYTEX</text:p>
          </table:table-cell>
          <table:table-cell office:value-type="percentage" office:value="0.1263" calcext:value-type="percentage">
            <text:p>12.63%</text:p>
          </table:table-cell>
          <table:table-cell office:value-type="string" calcext:value-type="string">
            <text:p>8x</text:p>
          </table:table-cell>
          <table:table-cell office:value-type="percentage" office:value="0.1263" calcext:value-type="percentage">
            <text:p>12.63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R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S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ALET</text:p>
          </table:table-cell>
          <table:table-cell office:value-type="percentage" office:value="0.1137" calcext:value-type="percentage">
            <text:p>11.37%</text:p>
          </table:table-cell>
          <table:table-cell office:value-type="string" calcext:value-type="string">
            <text:p>9x</text:p>
          </table:table-cell>
          <table:table-cell office:value-type="percentage" office:value="0.1137" calcext:value-type="percentage">
            <text:p>11.3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AMBLFER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EMCON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OLAFIN</text:p>
          </table:table-cell>
          <table:table-cell office:value-type="percentage" office:value="0.1795" calcext:value-type="percentage">
            <text:p>17.95%</text:p>
          </table:table-cell>
          <table:table-cell office:value-type="string" calcext:value-type="string">
            <text:p>6x</text:p>
          </table:table-cell>
          <table:table-cell office:value-type="percentage" office:value="0.1795" calcext:value-type="percentage">
            <text:p>17.95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OLAHLDNG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IPL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ALINDI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CHINSHIP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FORGE</text:p>
          </table:table-cell>
          <table:table-cell office:value-type="percentage" office:value="0.129" calcext:value-type="percentage">
            <text:p>12.90%</text:p>
          </table:table-cell>
          <table:table-cell office:value-type="string" calcext:value-type="string">
            <text:p>8x</text:p>
          </table:table-cell>
          <table:table-cell office:value-type="percentage" office:value="0.129" calcext:value-type="percentage">
            <text:p>12.90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PA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NCOR</text:p>
          </table:table-cell>
          <table:table-cell office:value-type="percentage" office:value="0.175" calcext:value-type="percentage">
            <text:p>17.50%</text:p>
          </table:table-cell>
          <table:table-cell office:value-type="string" calcext:value-type="string">
            <text:p>6x</text:p>
          </table:table-cell>
          <table:table-cell office:value-type="percentage" office:value="0.175" calcext:value-type="percentage">
            <text:p>17.50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ROMANDE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REDITACC</text:p>
          </table:table-cell>
          <table:table-cell office:value-type="percentage" office:value="0.1153" calcext:value-type="percentage">
            <text:p>11.53%</text:p>
          </table:table-cell>
          <table:table-cell office:value-type="string" calcext:value-type="string">
            <text:p>9x</text:p>
          </table:table-cell>
          <table:table-cell office:value-type="percentage" office:value="0.1153" calcext:value-type="percentage">
            <text:p>11.53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RISI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ROMPTON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SBBANK</text:p>
          </table:table-cell>
          <table:table-cell office:value-type="percentage" office:value="0.1077" calcext:value-type="percentage">
            <text:p>10.77%</text:p>
          </table:table-cell>
          <table:table-cell office:value-type="string" calcext:value-type="string">
            <text:p>9x</text:p>
          </table:table-cell>
          <table:table-cell office:value-type="percentage" office:value="0.1077" calcext:value-type="percentage">
            <text:p>10.7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UB</text:p>
          </table:table-cell>
          <table:table-cell office:value-type="percentage" office:value="0.1071" calcext:value-type="percentage">
            <text:p>10.71%</text:p>
          </table:table-cell>
          <table:table-cell office:value-type="string" calcext:value-type="string">
            <text:p>9x</text:p>
          </table:table-cell>
          <table:table-cell office:value-type="percentage" office:value="0.1071" calcext:value-type="percentage">
            <text:p>10.71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UMMINSIND</text:p>
          </table:table-cell>
          <table:table-cell office:value-type="percentage" office:value="0.1078" calcext:value-type="percentage">
            <text:p>10.78%</text:p>
          </table:table-cell>
          <table:table-cell office:value-type="string" calcext:value-type="string">
            <text:p>9x</text:p>
          </table:table-cell>
          <table:table-cell office:value-type="percentage" office:value="0.1078" calcext:value-type="percentage">
            <text:p>10.78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ABUR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BCORP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BL</text:p>
          </table:table-cell>
          <table:table-cell office:value-type="percentage" office:value="0.125" calcext:value-type="percentage">
            <text:p>12.50%</text:p>
          </table:table-cell>
          <table:table-cell office:value-type="string" calcext:value-type="string">
            <text:p>8x</text:p>
          </table:table-cell>
          <table:table-cell office:value-type="percentage" office:value="0.125" calcext:value-type="percentage">
            <text:p>12.50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CBBANK</text:p>
          </table:table-cell>
          <table:table-cell office:value-type="percentage" office:value="0.1162" calcext:value-type="percentage">
            <text:p>11.62%</text:p>
          </table:table-cell>
          <table:table-cell office:value-type="string" calcext:value-type="string">
            <text:p>9x</text:p>
          </table:table-cell>
          <table:table-cell office:value-type="percentage" office:value="0.1162" calcext:value-type="percentage">
            <text:p>11.62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EPAKNTR</text:p>
          </table:table-cell>
          <table:table-cell office:value-type="percentage" office:value="0.1268" calcext:value-type="percentage">
            <text:p>12.68%</text:p>
          </table:table-cell>
          <table:table-cell office:value-type="string" calcext:value-type="string">
            <text:p>8x</text:p>
          </table:table-cell>
          <table:table-cell office:value-type="percentage" office:value="0.1268" calcext:value-type="percentage">
            <text:p>12.6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CORP</text:p>
          </table:table-cell>
          <table:table-cell office:value-type="percentage" office:value="0.1364" calcext:value-type="percentage">
            <text:p>13.64%</text:p>
          </table:table-cell>
          <table:table-cell office:value-type="string" calcext:value-type="string">
            <text:p>7x</text:p>
          </table:table-cell>
          <table:table-cell office:value-type="percentage" office:value="0.1364" calcext:value-type="percentage">
            <text:p>13.64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N</text:p>
          </table:table-cell>
          <table:table-cell office:value-type="percentage" office:value="0.1366" calcext:value-type="percentage">
            <text:p>13.66%</text:p>
          </table:table-cell>
          <table:table-cell office:value-type="string" calcext:value-type="string">
            <text:p>7x</text:p>
          </table:table-cell>
          <table:table-cell office:value-type="percentage" office:value="0.1366" calcext:value-type="percentage">
            <text:p>13.66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FMFOODS</text:p>
          </table:table-cell>
          <table:table-cell office:value-type="percentage" office:value="0.1214" calcext:value-type="percentage">
            <text:p>12.14%</text:p>
          </table:table-cell>
          <table:table-cell office:value-type="string" calcext:value-type="string">
            <text:p>8x</text:p>
          </table:table-cell>
          <table:table-cell office:value-type="percentage" office:value="0.1214" calcext:value-type="percentage">
            <text:p>12.14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HANUK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IVISLAB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LF</text:p>
          </table:table-cell>
          <table:table-cell office:value-type="percentage" office:value="0.1309" calcext:value-type="percentage">
            <text:p>13.09%</text:p>
          </table:table-cell>
          <table:table-cell office:value-type="string" calcext:value-type="string">
            <text:p>8x</text:p>
          </table:table-cell>
          <table:table-cell office:value-type="percentage" office:value="0.1309" calcext:value-type="percentage">
            <text:p>13.09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MAR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RREDDY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LERX</text:p>
          </table:table-cell>
          <table:table-cell office:value-type="percentage" office:value="0.1198" calcext:value-type="percentage">
            <text:p>11.98%</text:p>
          </table:table-cell>
          <table:table-cell office:value-type="string" calcext:value-type="string">
            <text:p>8x</text:p>
          </table:table-cell>
          <table:table-cell office:value-type="percentage" office:value="0.1198" calcext:value-type="percentage">
            <text:p>11.9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DELWEISS</text:p>
          </table:table-cell>
          <table:table-cell office:value-type="percentage" office:value="0.149" calcext:value-type="percentage">
            <text:p>14.90%</text:p>
          </table:table-cell>
          <table:table-cell office:value-type="string" calcext:value-type="string">
            <text:p>7x</text:p>
          </table:table-cell>
          <table:table-cell office:value-type="percentage" office:value="0.149" calcext:value-type="percentage">
            <text:p>14.90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ICHERMO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IDPARRY</text:p>
          </table:table-cell>
          <table:table-cell office:value-type="percentage" office:value="0.1157" calcext:value-type="percentage">
            <text:p>11.57%</text:p>
          </table:table-cell>
          <table:table-cell office:value-type="string" calcext:value-type="string">
            <text:p>9x</text:p>
          </table:table-cell>
          <table:table-cell office:value-type="percentage" office:value="0.1157" calcext:value-type="percentage">
            <text:p>11.5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IHOTEL</text:p>
          </table:table-cell>
          <table:table-cell office:value-type="percentage" office:value="0.1107" calcext:value-type="percentage">
            <text:p>11.07%</text:p>
          </table:table-cell>
          <table:table-cell office:value-type="string" calcext:value-type="string">
            <text:p>9x</text:p>
          </table:table-cell>
          <table:table-cell office:value-type="percentage" office:value="0.1107" calcext:value-type="percentage">
            <text:p>11.0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NDURANCE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NGINERSIN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PL</text:p>
          </table:table-cell>
          <table:table-cell office:value-type="percentage" office:value="0.1104" calcext:value-type="percentage">
            <text:p>11.04%</text:p>
          </table:table-cell>
          <table:table-cell office:value-type="string" calcext:value-type="string">
            <text:p>9x</text:p>
          </table:table-cell>
          <table:table-cell office:value-type="percentage" office:value="0.1104" calcext:value-type="percentage">
            <text:p>11.0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QUITAS</text:p>
          </table:table-cell>
          <table:table-cell office:value-type="percentage" office:value="0.1466" calcext:value-type="percentage">
            <text:p>14.66%</text:p>
          </table:table-cell>
          <table:table-cell office:value-type="string" calcext:value-type="string">
            <text:p>7x</text:p>
          </table:table-cell>
          <table:table-cell office:value-type="percentage" office:value="0.1466" calcext:value-type="percentage">
            <text:p>14.66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RI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SABINDI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SCORTS</text:p>
          </table:table-cell>
          <table:table-cell office:value-type="percentage" office:value="0.142" calcext:value-type="percentage">
            <text:p>14.20%</text:p>
          </table:table-cell>
          <table:table-cell office:value-type="string" calcext:value-type="string">
            <text:p>7x</text:p>
          </table:table-cell>
          <table:table-cell office:value-type="percentage" office:value="0.142" calcext:value-type="percentage">
            <text:p>14.20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XIDEI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ACT</text:p>
          </table:table-cell>
          <table:table-cell office:value-type="percentage" office:value="0.1788" calcext:value-type="percentage">
            <text:p>17.88%</text:p>
          </table:table-cell>
          <table:table-cell office:value-type="string" calcext:value-type="string">
            <text:p>6x</text:p>
          </table:table-cell>
          <table:table-cell office:value-type="percentage" office:value="0.1788" calcext:value-type="percentage">
            <text:p>17.88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CONSUMER</text:p>
          </table:table-cell>
          <table:table-cell office:value-type="percentage" office:value="0.1435" calcext:value-type="percentage">
            <text:p>14.35%</text:p>
          </table:table-cell>
          <table:table-cell office:value-type="string" calcext:value-type="string">
            <text:p>7x</text:p>
          </table:table-cell>
          <table:table-cell office:value-type="percentage" office:value="0.1435" calcext:value-type="percentage">
            <text:p>14.35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D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DERALBNK</text:p>
          </table:table-cell>
          <table:table-cell office:value-type="percentage" office:value="0.1512" calcext:value-type="percentage">
            <text:p>15.12%</text:p>
          </table:table-cell>
          <table:table-cell office:value-type="string" calcext:value-type="string">
            <text:p>7x</text:p>
          </table:table-cell>
          <table:table-cell office:value-type="percentage" office:value="0.1512" calcext:value-type="percentage">
            <text:p>15.12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NCABLES</text:p>
          </table:table-cell>
          <table:table-cell office:value-type="percentage" office:value="0.106" calcext:value-type="percentage">
            <text:p>10.60%</text:p>
          </table:table-cell>
          <table:table-cell office:value-type="string" calcext:value-type="string">
            <text:p>9x</text:p>
          </table:table-cell>
          <table:table-cell office:value-type="percentage" office:value="0.106" calcext:value-type="percentage">
            <text:p>10.6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NEORG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LUOROCHEM</text:p>
          </table:table-cell>
          <table:table-cell office:value-type="percentage" office:value="0.1135" calcext:value-type="percentage">
            <text:p>11.35%</text:p>
          </table:table-cell>
          <table:table-cell office:value-type="string" calcext:value-type="string">
            <text:p>9x</text:p>
          </table:table-cell>
          <table:table-cell office:value-type="percentage" office:value="0.1135" calcext:value-type="percentage">
            <text:p>11.35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ORCEMOT</text:p>
          </table:table-cell>
          <table:table-cell office:value-type="percentage" office:value="0.1044" calcext:value-type="percentage">
            <text:p>10.44%</text:p>
          </table:table-cell>
          <table:table-cell office:value-type="string" calcext:value-type="string">
            <text:p>10x</text:p>
          </table:table-cell>
          <table:table-cell office:value-type="percentage" office:value="0.1044" calcext:value-type="percentage">
            <text:p>10.44%</text:p>
          </table:table-cell>
          <table:table-cell office:value-type="string" calcext:value-type="string">
            <text:p>10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ORTI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SL</text:p>
          </table:table-cell>
          <table:table-cell office:value-type="percentage" office:value="0.1349" calcext:value-type="percentage">
            <text:p>13.49%</text:p>
          </table:table-cell>
          <table:table-cell office:value-type="string" calcext:value-type="string">
            <text:p>7x</text:p>
          </table:table-cell>
          <table:table-cell office:value-type="percentage" office:value="0.1349" calcext:value-type="percentage">
            <text:p>13.49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ABRIEL</text:p>
          </table:table-cell>
          <table:table-cell office:value-type="percentage" office:value="0.1289" calcext:value-type="percentage">
            <text:p>12.89%</text:p>
          </table:table-cell>
          <table:table-cell office:value-type="string" calcext:value-type="string">
            <text:p>8x</text:p>
          </table:table-cell>
          <table:table-cell office:value-type="percentage" office:value="0.1289" calcext:value-type="percentage">
            <text:p>12.89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AEL</text:p>
          </table:table-cell>
          <table:table-cell office:value-type="percentage" office:value="0.1318" calcext:value-type="percentage">
            <text:p>13.18%</text:p>
          </table:table-cell>
          <table:table-cell office:value-type="string" calcext:value-type="string">
            <text:p>8x</text:p>
          </table:table-cell>
          <table:table-cell office:value-type="percentage" office:value="0.1318" calcext:value-type="percentage">
            <text:p>13.1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AI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ALAXYSURF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ARFIBRES</text:p>
          </table:table-cell>
          <table:table-cell office:value-type="percentage" office:value="0.1047" calcext:value-type="percentage">
            <text:p>10.47%</text:p>
          </table:table-cell>
          <table:table-cell office:value-type="string" calcext:value-type="string">
            <text:p>10x</text:p>
          </table:table-cell>
          <table:table-cell office:value-type="percentage" office:value="0.1047" calcext:value-type="percentage">
            <text:p>10.47%</text:p>
          </table:table-cell>
          <table:table-cell office:value-type="string" calcext:value-type="string">
            <text:p>10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PIL</text:p>
          </table:table-cell>
          <table:table-cell office:value-type="percentage" office:value="0.1208" calcext:value-type="percentage">
            <text:p>12.08%</text:p>
          </table:table-cell>
          <table:table-cell office:value-type="string" calcext:value-type="string">
            <text:p>8x</text:p>
          </table:table-cell>
          <table:table-cell office:value-type="percentage" office:value="0.1208" calcext:value-type="percentage">
            <text:p>12.0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SHIP</text:p>
          </table:table-cell>
          <table:table-cell office:value-type="percentage" office:value="0.1178" calcext:value-type="percentage">
            <text:p>11.78%</text:p>
          </table:table-cell>
          <table:table-cell office:value-type="string" calcext:value-type="string">
            <text:p>8x</text:p>
          </table:table-cell>
          <table:table-cell office:value-type="percentage" office:value="0.1178" calcext:value-type="percentage">
            <text:p>11.7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ICRE</text:p>
          </table:table-cell>
          <table:table-cell office:value-type="percentage" office:value="0.1351" calcext:value-type="percentage">
            <text:p>13.51%</text:p>
          </table:table-cell>
          <table:table-cell office:value-type="string" calcext:value-type="string">
            <text:p>7x</text:p>
          </table:table-cell>
          <table:table-cell office:value-type="percentage" office:value="0.1351" calcext:value-type="percentage">
            <text:p>13.51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ILLETTE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LAXO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LENMARK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MDCLTD</text:p>
          </table:table-cell>
          <table:table-cell office:value-type="percentage" office:value="0.1154" calcext:value-type="percentage">
            <text:p>11.54%</text:p>
          </table:table-cell>
          <table:table-cell office:value-type="string" calcext:value-type="string">
            <text:p>9x</text:p>
          </table:table-cell>
          <table:table-cell office:value-type="percentage" office:value="0.1154" calcext:value-type="percentage">
            <text:p>11.5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MMPFAUDLR</text:p>
          </table:table-cell>
          <table:table-cell office:value-type="percentage" office:value="0.1285" calcext:value-type="percentage">
            <text:p>12.85%</text:p>
          </table:table-cell>
          <table:table-cell office:value-type="string" calcext:value-type="string">
            <text:p>8x</text:p>
          </table:table-cell>
          <table:table-cell office:value-type="percentage" office:value="0.1285" calcext:value-type="percentage">
            <text:p>12.85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MRINFRA</text:p>
          </table:table-cell>
          <table:table-cell office:value-type="percentage" office:value="0.118" calcext:value-type="percentage">
            <text:p>11.80%</text:p>
          </table:table-cell>
          <table:table-cell office:value-type="string" calcext:value-type="string">
            <text:p>8x</text:p>
          </table:table-cell>
          <table:table-cell office:value-type="percentage" office:value="0.118" calcext:value-type="percentage">
            <text:p>11.80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NFC</text:p>
          </table:table-cell>
          <table:table-cell office:value-type="percentage" office:value="0.1196" calcext:value-type="percentage">
            <text:p>11.96%</text:p>
          </table:table-cell>
          <table:table-cell office:value-type="string" calcext:value-type="string">
            <text:p>8x</text:p>
          </table:table-cell>
          <table:table-cell office:value-type="percentage" office:value="0.1196" calcext:value-type="percentage">
            <text:p>11.96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ODFRYPHLP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ODREJAGRO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ODREJCP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ODREJI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ODREJPROP</text:p>
          </table:table-cell>
          <table:table-cell office:value-type="percentage" office:value="0.1229" calcext:value-type="percentage">
            <text:p>12.29%</text:p>
          </table:table-cell>
          <table:table-cell office:value-type="string" calcext:value-type="string">
            <text:p>8x</text:p>
          </table:table-cell>
          <table:table-cell office:value-type="percentage" office:value="0.1229" calcext:value-type="percentage">
            <text:p>12.29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PP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ANULES</text:p>
          </table:table-cell>
          <table:table-cell office:value-type="percentage" office:value="0.1266" calcext:value-type="percentage">
            <text:p>12.66%</text:p>
          </table:table-cell>
          <table:table-cell office:value-type="string" calcext:value-type="string">
            <text:p>8x</text:p>
          </table:table-cell>
          <table:table-cell office:value-type="percentage" office:value="0.1266" calcext:value-type="percentage">
            <text:p>12.66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ASIM</text:p>
          </table:table-cell>
          <table:table-cell office:value-type="percentage" office:value="0.1307" calcext:value-type="percentage">
            <text:p>13.07%</text:p>
          </table:table-cell>
          <table:table-cell office:value-type="string" calcext:value-type="string">
            <text:p>8x</text:p>
          </table:table-cell>
          <table:table-cell office:value-type="percentage" office:value="0.1307" calcext:value-type="percentage">
            <text:p>13.07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AVESCOT</text:p>
          </table:table-cell>
          <table:table-cell office:value-type="percentage" office:value="0.1198" calcext:value-type="percentage">
            <text:p>11.98%</text:p>
          </table:table-cell>
          <table:table-cell office:value-type="string" calcext:value-type="string">
            <text:p>8x</text:p>
          </table:table-cell>
          <table:table-cell office:value-type="percentage" office:value="0.1198" calcext:value-type="percentage">
            <text:p>11.9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ENPLY</text:p>
          </table:table-cell>
          <table:table-cell office:value-type="percentage" office:value="0.1249" calcext:value-type="percentage">
            <text:p>12.49%</text:p>
          </table:table-cell>
          <table:table-cell office:value-type="string" calcext:value-type="string">
            <text:p>8x</text:p>
          </table:table-cell>
          <table:table-cell office:value-type="percentage" office:value="0.1249" calcext:value-type="percentage">
            <text:p>12.49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INDWEL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SE</text:p>
          </table:table-cell>
          <table:table-cell office:value-type="percentage" office:value="0.115" calcext:value-type="percentage">
            <text:p>11.50%</text:p>
          </table:table-cell>
          <table:table-cell office:value-type="string" calcext:value-type="string">
            <text:p>9x</text:p>
          </table:table-cell>
          <table:table-cell office:value-type="percentage" office:value="0.115" calcext:value-type="percentage">
            <text:p>11.5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SFC</text:p>
          </table:table-cell>
          <table:table-cell office:value-type="percentage" office:value="0.1157" calcext:value-type="percentage">
            <text:p>11.57%</text:p>
          </table:table-cell>
          <table:table-cell office:value-type="string" calcext:value-type="string">
            <text:p>9x</text:p>
          </table:table-cell>
          <table:table-cell office:value-type="percentage" office:value="0.1157" calcext:value-type="percentage">
            <text:p>11.5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SP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JALKALI</text:p>
          </table:table-cell>
          <table:table-cell office:value-type="percentage" office:value="0.1248" calcext:value-type="percentage">
            <text:p>12.48%</text:p>
          </table:table-cell>
          <table:table-cell office:value-type="string" calcext:value-type="string">
            <text:p>8x</text:p>
          </table:table-cell>
          <table:table-cell office:value-type="percentage" office:value="0.1248" calcext:value-type="percentage">
            <text:p>12.4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JGASLT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L</text:p>
          </table:table-cell>
          <table:table-cell office:value-type="percentage" office:value="0.1083" calcext:value-type="percentage">
            <text:p>10.83%</text:p>
          </table:table-cell>
          <table:table-cell office:value-type="string" calcext:value-type="string">
            <text:p>9x</text:p>
          </table:table-cell>
          <table:table-cell office:value-type="percentage" office:value="0.1083" calcext:value-type="percentage">
            <text:p>10.83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PPSTMND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THWAY</text:p>
          </table:table-cell>
          <table:table-cell office:value-type="percentage" office:value="0.1521" calcext:value-type="percentage">
            <text:p>15.21%</text:p>
          </table:table-cell>
          <table:table-cell office:value-type="string" calcext:value-type="string">
            <text:p>7x</text:p>
          </table:table-cell>
          <table:table-cell office:value-type="percentage" office:value="0.1521" calcext:value-type="percentage">
            <text:p>15.21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TSUN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VELL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CLTECH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DFC</text:p>
          </table:table-cell>
          <table:table-cell office:value-type="percentage" office:value="0.1345" calcext:value-type="percentage">
            <text:p>13.45%</text:p>
          </table:table-cell>
          <table:table-cell office:value-type="string" calcext:value-type="string">
            <text:p>7x</text:p>
          </table:table-cell>
          <table:table-cell office:value-type="percentage" office:value="0.1345" calcext:value-type="percentage">
            <text:p>13.45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DFCAM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DFCBANK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DFCLIFE</text:p>
          </table:table-cell>
          <table:table-cell office:value-type="percentage" office:value="0.1162" calcext:value-type="percentage">
            <text:p>11.62%</text:p>
          </table:table-cell>
          <table:table-cell office:value-type="string" calcext:value-type="string">
            <text:p>9x</text:p>
          </table:table-cell>
          <table:table-cell office:value-type="percentage" office:value="0.1162" calcext:value-type="percentage">
            <text:p>11.62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G</text:p>
          </table:table-cell>
          <table:table-cell office:value-type="percentage" office:value="0.1648" calcext:value-type="percentage">
            <text:p>16.48%</text:p>
          </table:table-cell>
          <table:table-cell office:value-type="string" calcext:value-type="string">
            <text:p>6x</text:p>
          </table:table-cell>
          <table:table-cell office:value-type="percentage" office:value="0.1648" calcext:value-type="percentage">
            <text:p>16.48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IDELBERG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RITGFOOD</text:p>
          </table:table-cell>
          <table:table-cell office:value-type="percentage" office:value="0.1262" calcext:value-type="percentage">
            <text:p>12.62%</text:p>
          </table:table-cell>
          <table:table-cell office:value-type="string" calcext:value-type="string">
            <text:p>8x</text:p>
          </table:table-cell>
          <table:table-cell office:value-type="percentage" office:value="0.1262" calcext:value-type="percentage">
            <text:p>12.62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ROMOTOCO</text:p>
          </table:table-cell>
          <table:table-cell office:value-type="percentage" office:value="0.1092" calcext:value-type="percentage">
            <text:p>10.92%</text:p>
          </table:table-cell>
          <table:table-cell office:value-type="string" calcext:value-type="string">
            <text:p>9x</text:p>
          </table:table-cell>
          <table:table-cell office:value-type="percentage" office:value="0.1092" calcext:value-type="percentage">
            <text:p>10.92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GINFRA</text:p>
          </table:table-cell>
          <table:table-cell office:value-type="percentage" office:value="0.1247" calcext:value-type="percentage">
            <text:p>12.47%</text:p>
          </table:table-cell>
          <table:table-cell office:value-type="string" calcext:value-type="string">
            <text:p>8x</text:p>
          </table:table-cell>
          <table:table-cell office:value-type="percentage" office:value="0.1247" calcext:value-type="percentage">
            <text:p>12.47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IKAL</text:p>
          </table:table-cell>
          <table:table-cell office:value-type="percentage" office:value="0.1272" calcext:value-type="percentage">
            <text:p>12.72%</text:p>
          </table:table-cell>
          <table:table-cell office:value-type="string" calcext:value-type="string">
            <text:p>8x</text:p>
          </table:table-cell>
          <table:table-cell office:value-type="percentage" office:value="0.1272" calcext:value-type="percentage">
            <text:p>12.72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INDALCO</text:p>
          </table:table-cell>
          <table:table-cell office:value-type="percentage" office:value="0.1418" calcext:value-type="percentage">
            <text:p>14.18%</text:p>
          </table:table-cell>
          <table:table-cell office:value-type="string" calcext:value-type="string">
            <text:p>7x</text:p>
          </table:table-cell>
          <table:table-cell office:value-type="percentage" office:value="0.1418" calcext:value-type="percentage">
            <text:p>14.18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INDCOPPER</text:p>
          </table:table-cell>
          <table:table-cell office:value-type="percentage" office:value="0.1663" calcext:value-type="percentage">
            <text:p>16.63%</text:p>
          </table:table-cell>
          <table:table-cell office:value-type="string" calcext:value-type="string">
            <text:p>6x</text:p>
          </table:table-cell>
          <table:table-cell office:value-type="percentage" office:value="0.1663" calcext:value-type="percentage">
            <text:p>16.63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INDPETRO</text:p>
          </table:table-cell>
          <table:table-cell office:value-type="percentage" office:value="0.1804" calcext:value-type="percentage">
            <text:p>18.04%</text:p>
          </table:table-cell>
          <table:table-cell office:value-type="string" calcext:value-type="string">
            <text:p>6x</text:p>
          </table:table-cell>
          <table:table-cell office:value-type="percentage" office:value="0.1804" calcext:value-type="percentage">
            <text:p>18.04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INDUNILVR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INDZIN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ONAU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SCL</text:p>
          </table:table-cell>
          <table:table-cell office:value-type="percentage" office:value="0.1488" calcext:value-type="percentage">
            <text:p>14.88%</text:p>
          </table:table-cell>
          <table:table-cell office:value-type="string" calcext:value-type="string">
            <text:p>7x</text:p>
          </table:table-cell>
          <table:table-cell office:value-type="percentage" office:value="0.1488" calcext:value-type="percentage">
            <text:p>14.88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UDCO</text:p>
          </table:table-cell>
          <table:table-cell office:value-type="percentage" office:value="0.1206" calcext:value-type="percentage">
            <text:p>12.06%</text:p>
          </table:table-cell>
          <table:table-cell office:value-type="string" calcext:value-type="string">
            <text:p>8x</text:p>
          </table:table-cell>
          <table:table-cell office:value-type="percentage" office:value="0.1206" calcext:value-type="percentage">
            <text:p>12.06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UHTAMAKI</text:p>
          </table:table-cell>
          <table:table-cell office:value-type="percentage" office:value="0.1094" calcext:value-type="percentage">
            <text:p>10.94%</text:p>
          </table:table-cell>
          <table:table-cell office:value-type="string" calcext:value-type="string">
            <text:p>9x</text:p>
          </table:table-cell>
          <table:table-cell office:value-type="percentage" office:value="0.1094" calcext:value-type="percentage">
            <text:p>10.9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BREALEST</text:p>
          </table:table-cell>
          <table:table-cell office:value-type="percentage" office:value="0.1649" calcext:value-type="percentage">
            <text:p>16.49%</text:p>
          </table:table-cell>
          <table:table-cell office:value-type="string" calcext:value-type="string">
            <text:p>6x</text:p>
          </table:table-cell>
          <table:table-cell office:value-type="percentage" office:value="0.1649" calcext:value-type="percentage">
            <text:p>16.49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BULHSGFIN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CICIBANK</text:p>
          </table:table-cell>
          <table:table-cell office:value-type="percentage" office:value="0.1141" calcext:value-type="percentage">
            <text:p>11.41%</text:p>
          </table:table-cell>
          <table:table-cell office:value-type="string" calcext:value-type="string">
            <text:p>9x</text:p>
          </table:table-cell>
          <table:table-cell office:value-type="percentage" office:value="0.1141" calcext:value-type="percentage">
            <text:p>11.41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CICIGI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CICIPRULI</text:p>
          </table:table-cell>
          <table:table-cell office:value-type="percentage" office:value="0.1138" calcext:value-type="percentage">
            <text:p>11.38%</text:p>
          </table:table-cell>
          <table:table-cell office:value-type="string" calcext:value-type="string">
            <text:p>9x</text:p>
          </table:table-cell>
          <table:table-cell office:value-type="percentage" office:value="0.1138" calcext:value-type="percentage">
            <text:p>11.38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CRA</text:p>
          </table:table-cell>
          <table:table-cell office:value-type="percentage" office:value="0.1059" calcext:value-type="percentage">
            <text:p>10.59%</text:p>
          </table:table-cell>
          <table:table-cell office:value-type="string" calcext:value-type="string">
            <text:p>9x</text:p>
          </table:table-cell>
          <table:table-cell office:value-type="percentage" office:value="0.1059" calcext:value-type="percentage">
            <text:p>10.59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DBI</text:p>
          </table:table-cell>
          <table:table-cell office:value-type="percentage" office:value="0.1473" calcext:value-type="percentage">
            <text:p>14.73%</text:p>
          </table:table-cell>
          <table:table-cell office:value-type="string" calcext:value-type="string">
            <text:p>7x</text:p>
          </table:table-cell>
          <table:table-cell office:value-type="percentage" office:value="0.1473" calcext:value-type="percentage">
            <text:p>14.73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DEA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2x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2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DFCFIRSTB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E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FBIND</text:p>
          </table:table-cell>
          <table:table-cell office:value-type="percentage" office:value="0.1358" calcext:value-type="percentage">
            <text:p>13.58%</text:p>
          </table:table-cell>
          <table:table-cell office:value-type="string" calcext:value-type="string">
            <text:p>7x</text:p>
          </table:table-cell>
          <table:table-cell office:value-type="percentage" office:value="0.1358" calcext:value-type="percentage">
            <text:p>13.58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G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FLSEC</text:p>
          </table:table-cell>
          <table:table-cell office:value-type="percentage" office:value="0.1695" calcext:value-type="percentage">
            <text:p>16.95%</text:p>
          </table:table-cell>
          <table:table-cell office:value-type="string" calcext:value-type="string">
            <text:p>6x</text:p>
          </table:table-cell>
          <table:table-cell office:value-type="percentage" office:value="0.1695" calcext:value-type="percentage">
            <text:p>16.95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FLWA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HOTEL</text:p>
          </table:table-cell>
          <table:table-cell office:value-type="percentage" office:value="0.1113" calcext:value-type="percentage">
            <text:p>11.13%</text:p>
          </table:table-cell>
          <table:table-cell office:value-type="string" calcext:value-type="string">
            <text:p>9x</text:p>
          </table:table-cell>
          <table:table-cell office:value-type="percentage" office:value="0.1113" calcext:value-type="percentage">
            <text:p>11.13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IAMART</text:p>
          </table:table-cell>
          <table:table-cell office:value-type="percentage" office:value="0.1286" calcext:value-type="percentage">
            <text:p>12.86%</text:p>
          </table:table-cell>
          <table:table-cell office:value-type="string" calcext:value-type="string">
            <text:p>8x</text:p>
          </table:table-cell>
          <table:table-cell office:value-type="percentage" office:value="0.1286" calcext:value-type="percentage">
            <text:p>12.86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IGO</text:p>
          </table:table-cell>
          <table:table-cell office:value-type="percentage" office:value="0.1462" calcext:value-type="percentage">
            <text:p>14.62%</text:p>
          </table:table-cell>
          <table:table-cell office:value-type="string" calcext:value-type="string">
            <text:p>7x</text:p>
          </table:table-cell>
          <table:table-cell office:value-type="percentage" office:value="0.1462" calcext:value-type="percentage">
            <text:p>14.62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OCO</text:p>
          </table:table-cell>
          <table:table-cell office:value-type="percentage" office:value="0.1271" calcext:value-type="percentage">
            <text:p>12.71%</text:p>
          </table:table-cell>
          <table:table-cell office:value-type="string" calcext:value-type="string">
            <text:p>8x</text:p>
          </table:table-cell>
          <table:table-cell office:value-type="percentage" office:value="0.1271" calcext:value-type="percentage">
            <text:p>12.71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USINDBK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USTOWER</text:p>
          </table:table-cell>
          <table:table-cell office:value-type="percentage" office:value="0.1401" calcext:value-type="percentage">
            <text:p>14.01%</text:p>
          </table:table-cell>
          <table:table-cell office:value-type="string" calcext:value-type="string">
            <text:p>7x</text:p>
          </table:table-cell>
          <table:table-cell office:value-type="percentage" office:value="0.1401" calcext:value-type="percentage">
            <text:p>14.01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EOSSTYRO</text:p>
          </table:table-cell>
          <table:table-cell office:value-type="percentage" office:value="0.1201" calcext:value-type="percentage">
            <text:p>12.01%</text:p>
          </table:table-cell>
          <table:table-cell office:value-type="string" calcext:value-type="string">
            <text:p>8x</text:p>
          </table:table-cell>
          <table:table-cell office:value-type="percentage" office:value="0.1201" calcext:value-type="percentage">
            <text:p>12.01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FIBEAM</text:p>
          </table:table-cell>
          <table:table-cell office:value-type="percentage" office:value="0.1591" calcext:value-type="percentage">
            <text:p>15.91%</text:p>
          </table:table-cell>
          <table:table-cell office:value-type="string" calcext:value-type="string">
            <text:p>6x</text:p>
          </table:table-cell>
          <table:table-cell office:value-type="percentage" office:value="0.1591" calcext:value-type="percentage">
            <text:p>15.91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FY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GERRA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OXLEISUR</text:p>
          </table:table-cell>
          <table:table-cell office:value-type="percentage" office:value="0.1118" calcext:value-type="percentage">
            <text:p>11.18%</text:p>
          </table:table-cell>
          <table:table-cell office:value-type="string" calcext:value-type="string">
            <text:p>9x</text:p>
          </table:table-cell>
          <table:table-cell office:value-type="percentage" office:value="0.1118" calcext:value-type="percentage">
            <text:p>11.18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OB</text:p>
          </table:table-cell>
          <table:table-cell office:value-type="percentage" office:value="0.1504" calcext:value-type="percentage">
            <text:p>15.04%</text:p>
          </table:table-cell>
          <table:table-cell office:value-type="string" calcext:value-type="string">
            <text:p>7x</text:p>
          </table:table-cell>
          <table:table-cell office:value-type="percentage" office:value="0.1504" calcext:value-type="percentage">
            <text:p>15.04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O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OLCP</text:p>
          </table:table-cell>
          <table:table-cell office:value-type="percentage" office:value="0.1464" calcext:value-type="percentage">
            <text:p>14.64%</text:p>
          </table:table-cell>
          <table:table-cell office:value-type="string" calcext:value-type="string">
            <text:p>7x</text:p>
          </table:table-cell>
          <table:table-cell office:value-type="percentage" office:value="0.1464" calcext:value-type="percentage">
            <text:p>14.64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PCALAB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B</text:p>
          </table:table-cell>
          <table:table-cell office:value-type="percentage" office:value="0.1323" calcext:value-type="percentage">
            <text:p>13.23%</text:p>
          </table:table-cell>
          <table:table-cell office:value-type="string" calcext:value-type="string">
            <text:p>8x</text:p>
          </table:table-cell>
          <table:table-cell office:value-type="percentage" office:value="0.1323" calcext:value-type="percentage">
            <text:p>13.23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CON</text:p>
          </table:table-cell>
          <table:table-cell office:value-type="percentage" office:value="0.1097" calcext:value-type="percentage">
            <text:p>10.97%</text:p>
          </table:table-cell>
          <table:table-cell office:value-type="string" calcext:value-type="string">
            <text:p>9x</text:p>
          </table:table-cell>
          <table:table-cell office:value-type="percentage" office:value="0.1097" calcext:value-type="percentage">
            <text:p>10.9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CT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EC</text:p>
          </table:table-cell>
          <table:table-cell office:value-type="percentage" office:value="0.1124" calcext:value-type="percentage">
            <text:p>11.24%</text:p>
          </table:table-cell>
          <table:table-cell office:value-type="string" calcext:value-type="string">
            <text:p>9x</text:p>
          </table:table-cell>
          <table:table-cell office:value-type="percentage" office:value="0.1124" calcext:value-type="percentage">
            <text:p>11.2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T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TI</text:p>
          </table:table-cell>
          <table:table-cell office:value-type="percentage" office:value="0.1361" calcext:value-type="percentage">
            <text:p>13.61%</text:p>
          </table:table-cell>
          <table:table-cell office:value-type="string" calcext:value-type="string">
            <text:p>7x</text:p>
          </table:table-cell>
          <table:table-cell office:value-type="percentage" office:value="0.1361" calcext:value-type="percentage">
            <text:p>13.61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&amp;KBANK</text:p>
          </table:table-cell>
          <table:table-cell office:value-type="percentage" office:value="0.1465" calcext:value-type="percentage">
            <text:p>14.65%</text:p>
          </table:table-cell>
          <table:table-cell office:value-type="string" calcext:value-type="string">
            <text:p>7x</text:p>
          </table:table-cell>
          <table:table-cell office:value-type="percentage" office:value="0.1465" calcext:value-type="percentage">
            <text:p>14.65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GRAN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3x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3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ICORPLTD</text:p>
          </table:table-cell>
          <table:table-cell office:value-type="percentage" office:value="0.1253" calcext:value-type="percentage">
            <text:p>12.53%</text:p>
          </table:table-cell>
          <table:table-cell office:value-type="string" calcext:value-type="string">
            <text:p>8x</text:p>
          </table:table-cell>
          <table:table-cell office:value-type="percentage" office:value="0.1253" calcext:value-type="percentage">
            <text:p>12.53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MNAAUTO</text:p>
          </table:table-cell>
          <table:table-cell office:value-type="percentage" office:value="0.135" calcext:value-type="percentage">
            <text:p>13.50%</text:p>
          </table:table-cell>
          <table:table-cell office:value-type="string" calcext:value-type="string">
            <text:p>7x</text:p>
          </table:table-cell>
          <table:table-cell office:value-type="percentage" office:value="0.135" calcext:value-type="percentage">
            <text:p>13.50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BCHEPHAR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CHAC</text:p>
          </table:table-cell>
          <table:table-cell office:value-type="percentage" office:value="0.1088" calcext:value-type="percentage">
            <text:p>10.88%</text:p>
          </table:table-cell>
          <table:table-cell office:value-type="string" calcext:value-type="string">
            <text:p>9x</text:p>
          </table:table-cell>
          <table:table-cell office:value-type="percentage" office:value="0.1088" calcext:value-type="percentage">
            <text:p>10.88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INDALPOLY</text:p>
          </table:table-cell>
          <table:table-cell office:value-type="percentage" office:value="0.141" calcext:value-type="percentage">
            <text:p>14.10%</text:p>
          </table:table-cell>
          <table:table-cell office:value-type="string" calcext:value-type="string">
            <text:p>7x</text:p>
          </table:table-cell>
          <table:table-cell office:value-type="percentage" office:value="0.141" calcext:value-type="percentage">
            <text:p>14.10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INDALSAW</text:p>
          </table:table-cell>
          <table:table-cell office:value-type="percentage" office:value="0.127" calcext:value-type="percentage">
            <text:p>12.70%</text:p>
          </table:table-cell>
          <table:table-cell office:value-type="string" calcext:value-type="string">
            <text:p>8x</text:p>
          </table:table-cell>
          <table:table-cell office:value-type="percentage" office:value="0.127" calcext:value-type="percentage">
            <text:p>12.70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INDALSTEL</text:p>
          </table:table-cell>
          <table:table-cell office:value-type="percentage" office:value="0.1796" calcext:value-type="percentage">
            <text:p>17.96%</text:p>
          </table:table-cell>
          <table:table-cell office:value-type="string" calcext:value-type="string">
            <text:p>6x</text:p>
          </table:table-cell>
          <table:table-cell office:value-type="percentage" office:value="0.1796" calcext:value-type="percentage">
            <text:p>17.96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KLAKSHMI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KPAPER</text:p>
          </table:table-cell>
          <table:table-cell office:value-type="percentage" office:value="0.1258" calcext:value-type="percentage">
            <text:p>12.58%</text:p>
          </table:table-cell>
          <table:table-cell office:value-type="string" calcext:value-type="string">
            <text:p>8x</text:p>
          </table:table-cell>
          <table:table-cell office:value-type="percentage" office:value="0.1258" calcext:value-type="percentage">
            <text:p>12.5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MFINANCIL</text:p>
          </table:table-cell>
          <table:table-cell office:value-type="percentage" office:value="0.1127" calcext:value-type="percentage">
            <text:p>11.27%</text:p>
          </table:table-cell>
          <table:table-cell office:value-type="string" calcext:value-type="string">
            <text:p>9x</text:p>
          </table:table-cell>
          <table:table-cell office:value-type="percentage" office:value="0.1127" calcext:value-type="percentage">
            <text:p>11.2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SLHISAR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3x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3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SWENERGY</text:p>
          </table:table-cell>
          <table:table-cell office:value-type="percentage" office:value="0.1214" calcext:value-type="percentage">
            <text:p>12.14%</text:p>
          </table:table-cell>
          <table:table-cell office:value-type="string" calcext:value-type="string">
            <text:p>8x</text:p>
          </table:table-cell>
          <table:table-cell office:value-type="percentage" office:value="0.1214" calcext:value-type="percentage">
            <text:p>12.14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SWSTEEL</text:p>
          </table:table-cell>
          <table:table-cell office:value-type="percentage" office:value="0.1366" calcext:value-type="percentage">
            <text:p>13.66%</text:p>
          </table:table-cell>
          <table:table-cell office:value-type="string" calcext:value-type="string">
            <text:p>7x</text:p>
          </table:table-cell>
          <table:table-cell office:value-type="percentage" office:value="0.1366" calcext:value-type="percentage">
            <text:p>13.66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TEKTINDIA</text:p>
          </table:table-cell>
          <table:table-cell office:value-type="percentage" office:value="0.132" calcext:value-type="percentage">
            <text:p>13.20%</text:p>
          </table:table-cell>
          <table:table-cell office:value-type="string" calcext:value-type="string">
            <text:p>8x</text:p>
          </table:table-cell>
          <table:table-cell office:value-type="percentage" office:value="0.132" calcext:value-type="percentage">
            <text:p>13.20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UBLFOOD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UBLPHARMA</text:p>
          </table:table-cell>
          <table:table-cell office:value-type="percentage" office:value="0.1268" calcext:value-type="percentage">
            <text:p>12.68%</text:p>
          </table:table-cell>
          <table:table-cell office:value-type="string" calcext:value-type="string">
            <text:p>8x</text:p>
          </table:table-cell>
          <table:table-cell office:value-type="percentage" office:value="0.1268" calcext:value-type="percentage">
            <text:p>12.6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USTDIAL</text:p>
          </table:table-cell>
          <table:table-cell office:value-type="percentage" office:value="0.1688" calcext:value-type="percentage">
            <text:p>16.88%</text:p>
          </table:table-cell>
          <table:table-cell office:value-type="string" calcext:value-type="string">
            <text:p>6x</text:p>
          </table:table-cell>
          <table:table-cell office:value-type="percentage" office:value="0.1688" calcext:value-type="percentage">
            <text:p>16.88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YOTHYLAB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JARIACER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LPATPOWR</text:p>
          </table:table-cell>
          <table:table-cell office:value-type="percentage" office:value="0.1062" calcext:value-type="percentage">
            <text:p>10.62%</text:p>
          </table:table-cell>
          <table:table-cell office:value-type="string" calcext:value-type="string">
            <text:p>9x</text:p>
          </table:table-cell>
          <table:table-cell office:value-type="percentage" office:value="0.1062" calcext:value-type="percentage">
            <text:p>10.62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NSAINER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RURVYSYA</text:p>
          </table:table-cell>
          <table:table-cell office:value-type="percentage" office:value="0.1325" calcext:value-type="percentage">
            <text:p>13.25%</text:p>
          </table:table-cell>
          <table:table-cell office:value-type="string" calcext:value-type="string">
            <text:p>8x</text:p>
          </table:table-cell>
          <table:table-cell office:value-type="percentage" office:value="0.1325" calcext:value-type="percentage">
            <text:p>13.25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E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EI</text:p>
          </table:table-cell>
          <table:table-cell office:value-type="percentage" office:value="0.1089" calcext:value-type="percentage">
            <text:p>10.89%</text:p>
          </table:table-cell>
          <table:table-cell office:value-type="string" calcext:value-type="string">
            <text:p>9x</text:p>
          </table:table-cell>
          <table:table-cell office:value-type="percentage" office:value="0.1089" calcext:value-type="percentage">
            <text:p>10.89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IOCL</text:p>
          </table:table-cell>
          <table:table-cell office:value-type="percentage" office:value="0.1446" calcext:value-type="percentage">
            <text:p>14.46%</text:p>
          </table:table-cell>
          <table:table-cell office:value-type="string" calcext:value-type="string">
            <text:p>7x</text:p>
          </table:table-cell>
          <table:table-cell office:value-type="percentage" office:value="0.1446" calcext:value-type="percentage">
            <text:p>14.46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IRLOSENG</text:p>
          </table:table-cell>
          <table:table-cell office:value-type="percentage" office:value="0.1148" calcext:value-type="percentage">
            <text:p>11.48%</text:p>
          </table:table-cell>
          <table:table-cell office:value-type="string" calcext:value-type="string">
            <text:p>9x</text:p>
          </table:table-cell>
          <table:table-cell office:value-type="percentage" office:value="0.1148" calcext:value-type="percentage">
            <text:p>11.48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NRCON</text:p>
          </table:table-cell>
          <table:table-cell office:value-type="percentage" office:value="0.1041" calcext:value-type="percentage">
            <text:p>10.41%</text:p>
          </table:table-cell>
          <table:table-cell office:value-type="string" calcext:value-type="string">
            <text:p>10x</text:p>
          </table:table-cell>
          <table:table-cell office:value-type="percentage" office:value="0.1041" calcext:value-type="percentage">
            <text:p>10.41%</text:p>
          </table:table-cell>
          <table:table-cell office:value-type="string" calcext:value-type="string">
            <text:p>10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OLTEPATIL</text:p>
          </table:table-cell>
          <table:table-cell office:value-type="percentage" office:value="0.1225" calcext:value-type="percentage">
            <text:p>12.25%</text:p>
          </table:table-cell>
          <table:table-cell office:value-type="string" calcext:value-type="string">
            <text:p>8x</text:p>
          </table:table-cell>
          <table:table-cell office:value-type="percentage" office:value="0.1225" calcext:value-type="percentage">
            <text:p>12.25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OTAKBANK</text:p>
          </table:table-cell>
          <table:table-cell office:value-type="percentage" office:value="0.1477" calcext:value-type="percentage">
            <text:p>14.77%</text:p>
          </table:table-cell>
          <table:table-cell office:value-type="string" calcext:value-type="string">
            <text:p>7x</text:p>
          </table:table-cell>
          <table:table-cell office:value-type="percentage" office:value="0.1477" calcext:value-type="percentage">
            <text:p>14.77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RBL</text:p>
          </table:table-cell>
          <table:table-cell office:value-type="percentage" office:value="0.1449" calcext:value-type="percentage">
            <text:p>14.49%</text:p>
          </table:table-cell>
          <table:table-cell office:value-type="string" calcext:value-type="string">
            <text:p>7x</text:p>
          </table:table-cell>
          <table:table-cell office:value-type="percentage" office:value="0.1449" calcext:value-type="percentage">
            <text:p>14.49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SB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SCL</text:p>
          </table:table-cell>
          <table:table-cell office:value-type="percentage" office:value="0.1181" calcext:value-type="percentage">
            <text:p>11.81%</text:p>
          </table:table-cell>
          <table:table-cell office:value-type="string" calcext:value-type="string">
            <text:p>8x</text:p>
          </table:table-cell>
          <table:table-cell office:value-type="percentage" office:value="0.1181" calcext:value-type="percentage">
            <text:p>11.81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TKBANK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&amp;TFH</text:p>
          </table:table-cell>
          <table:table-cell office:value-type="percentage" office:value="0.1354" calcext:value-type="percentage">
            <text:p>13.54%</text:p>
          </table:table-cell>
          <table:table-cell office:value-type="string" calcext:value-type="string">
            <text:p>7x</text:p>
          </table:table-cell>
          <table:table-cell office:value-type="percentage" office:value="0.1354" calcext:value-type="percentage">
            <text:p>13.54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LPATHLAB</text:p>
          </table:table-cell>
          <table:table-cell office:value-type="percentage" office:value="0.1107" calcext:value-type="percentage">
            <text:p>11.07%</text:p>
          </table:table-cell>
          <table:table-cell office:value-type="string" calcext:value-type="string">
            <text:p>9x</text:p>
          </table:table-cell>
          <table:table-cell office:value-type="percentage" office:value="0.1107" calcext:value-type="percentage">
            <text:p>11.0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OPAL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URUSLABS</text:p>
          </table:table-cell>
          <table:table-cell office:value-type="percentage" office:value="0.1191" calcext:value-type="percentage">
            <text:p>11.91%</text:p>
          </table:table-cell>
          <table:table-cell office:value-type="string" calcext:value-type="string">
            <text:p>8x</text:p>
          </table:table-cell>
          <table:table-cell office:value-type="percentage" office:value="0.1191" calcext:value-type="percentage">
            <text:p>11.91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CHSGFIN</text:p>
          </table:table-cell>
          <table:table-cell office:value-type="percentage" office:value="0.1588" calcext:value-type="percentage">
            <text:p>15.88%</text:p>
          </table:table-cell>
          <table:table-cell office:value-type="string" calcext:value-type="string">
            <text:p>6x</text:p>
          </table:table-cell>
          <table:table-cell office:value-type="percentage" office:value="0.1588" calcext:value-type="percentage">
            <text:p>15.88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I</text:p>
          </table:table-cell>
          <table:table-cell office:value-type="percentage" office:value="0.1057" calcext:value-type="percentage">
            <text:p>10.57%</text:p>
          </table:table-cell>
          <table:table-cell office:value-type="string" calcext:value-type="string">
            <text:p>9x</text:p>
          </table:table-cell>
          <table:table-cell office:value-type="percentage" office:value="0.1057" calcext:value-type="percentage">
            <text:p>10.5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TS</text:p>
          </table:table-cell>
          <table:table-cell office:value-type="percentage" office:value="0.1106" calcext:value-type="percentage">
            <text:p>11.06%</text:p>
          </table:table-cell>
          <table:table-cell office:value-type="string" calcext:value-type="string">
            <text:p>9x</text:p>
          </table:table-cell>
          <table:table-cell office:value-type="percentage" office:value="0.1106" calcext:value-type="percentage">
            <text:p>11.06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UPIN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UXI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&amp;M</text:p>
          </table:table-cell>
          <table:table-cell office:value-type="percentage" office:value="0.157" calcext:value-type="percentage">
            <text:p>15.70%</text:p>
          </table:table-cell>
          <table:table-cell office:value-type="string" calcext:value-type="string">
            <text:p>6x</text:p>
          </table:table-cell>
          <table:table-cell office:value-type="percentage" office:value="0.157" calcext:value-type="percentage">
            <text:p>15.70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&amp;MFIN</text:p>
          </table:table-cell>
          <table:table-cell office:value-type="percentage" office:value="0.1608" calcext:value-type="percentage">
            <text:p>16.08%</text:p>
          </table:table-cell>
          <table:table-cell office:value-type="string" calcext:value-type="string">
            <text:p>6x</text:p>
          </table:table-cell>
          <table:table-cell office:value-type="percentage" office:value="0.1608" calcext:value-type="percentage">
            <text:p>16.08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HINDCIE</text:p>
          </table:table-cell>
          <table:table-cell office:value-type="percentage" office:value="0.124" calcext:value-type="percentage">
            <text:p>12.40%</text:p>
          </table:table-cell>
          <table:table-cell office:value-type="string" calcext:value-type="string">
            <text:p>8x</text:p>
          </table:table-cell>
          <table:table-cell office:value-type="percentage" office:value="0.124" calcext:value-type="percentage">
            <text:p>12.40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HLOG</text:p>
          </table:table-cell>
          <table:table-cell office:value-type="percentage" office:value="0.1145" calcext:value-type="percentage">
            <text:p>11.45%</text:p>
          </table:table-cell>
          <table:table-cell office:value-type="string" calcext:value-type="string">
            <text:p>9x</text:p>
          </table:table-cell>
          <table:table-cell office:value-type="percentage" office:value="0.1145" calcext:value-type="percentage">
            <text:p>11.45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HSCOOTER</text:p>
          </table:table-cell>
          <table:table-cell office:value-type="percentage" office:value="0.1078" calcext:value-type="percentage">
            <text:p>10.78%</text:p>
          </table:table-cell>
          <table:table-cell office:value-type="string" calcext:value-type="string">
            <text:p>9x</text:p>
          </table:table-cell>
          <table:table-cell office:value-type="percentage" office:value="0.1078" calcext:value-type="percentage">
            <text:p>10.78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HSEAMLE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ITHANALL</text:p>
          </table:table-cell>
          <table:table-cell office:value-type="percentage" office:value="0.1259" calcext:value-type="percentage">
            <text:p>12.59%</text:p>
          </table:table-cell>
          <table:table-cell office:value-type="string" calcext:value-type="string">
            <text:p>8x</text:p>
          </table:table-cell>
          <table:table-cell office:value-type="percentage" office:value="0.1259" calcext:value-type="percentage">
            <text:p>12.59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NAPPURAM</text:p>
          </table:table-cell>
          <table:table-cell office:value-type="percentage" office:value="0.1648" calcext:value-type="percentage">
            <text:p>16.48%</text:p>
          </table:table-cell>
          <table:table-cell office:value-type="string" calcext:value-type="string">
            <text:p>6x</text:p>
          </table:table-cell>
          <table:table-cell office:value-type="percentage" office:value="0.1648" calcext:value-type="percentage">
            <text:p>16.48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RICO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RUTI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SFIN</text:p>
          </table:table-cell>
          <table:table-cell office:value-type="percentage" office:value="0.1091" calcext:value-type="percentage">
            <text:p>10.91%</text:p>
          </table:table-cell>
          <table:table-cell office:value-type="string" calcext:value-type="string">
            <text:p>9x</text:p>
          </table:table-cell>
          <table:table-cell office:value-type="percentage" office:value="0.1091" calcext:value-type="percentage">
            <text:p>10.91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XHEALTH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ZDOCK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CDOWELL-N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CX</text:p>
          </table:table-cell>
          <table:table-cell office:value-type="percentage" office:value="0.1064" calcext:value-type="percentage">
            <text:p>10.64%</text:p>
          </table:table-cell>
          <table:table-cell office:value-type="string" calcext:value-type="string">
            <text:p>9x</text:p>
          </table:table-cell>
          <table:table-cell office:value-type="percentage" office:value="0.1064" calcext:value-type="percentage">
            <text:p>10.6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EGH</text:p>
          </table:table-cell>
          <table:table-cell office:value-type="percentage" office:value="0.1453" calcext:value-type="percentage">
            <text:p>14.53%</text:p>
          </table:table-cell>
          <table:table-cell office:value-type="string" calcext:value-type="string">
            <text:p>7x</text:p>
          </table:table-cell>
          <table:table-cell office:value-type="percentage" office:value="0.1453" calcext:value-type="percentage">
            <text:p>14.53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ETROPOLIS</text:p>
          </table:table-cell>
          <table:table-cell office:value-type="percentage" office:value="0.1061" calcext:value-type="percentage">
            <text:p>10.61%</text:p>
          </table:table-cell>
          <table:table-cell office:value-type="string" calcext:value-type="string">
            <text:p>9x</text:p>
          </table:table-cell>
          <table:table-cell office:value-type="percentage" office:value="0.1061" calcext:value-type="percentage">
            <text:p>10.61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FSL</text:p>
          </table:table-cell>
          <table:table-cell office:value-type="percentage" office:value="0.1676" calcext:value-type="percentage">
            <text:p>16.76%</text:p>
          </table:table-cell>
          <table:table-cell office:value-type="string" calcext:value-type="string">
            <text:p>6x</text:p>
          </table:table-cell>
          <table:table-cell office:value-type="percentage" office:value="0.1676" calcext:value-type="percentage">
            <text:p>16.76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GL</text:p>
          </table:table-cell>
          <table:table-cell office:value-type="percentage" office:value="0.1275" calcext:value-type="percentage">
            <text:p>12.75%</text:p>
          </table:table-cell>
          <table:table-cell office:value-type="string" calcext:value-type="string">
            <text:p>8x</text:p>
          </table:table-cell>
          <table:table-cell office:value-type="percentage" office:value="0.1275" calcext:value-type="percentage">
            <text:p>12.75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HRI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IDHANI</text:p>
          </table:table-cell>
          <table:table-cell office:value-type="percentage" office:value="0.1147" calcext:value-type="percentage">
            <text:p>11.47%</text:p>
          </table:table-cell>
          <table:table-cell office:value-type="string" calcext:value-type="string">
            <text:p>9x</text:p>
          </table:table-cell>
          <table:table-cell office:value-type="percentage" office:value="0.1147" calcext:value-type="percentage">
            <text:p>11.4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INDACORP</text:p>
          </table:table-cell>
          <table:table-cell office:value-type="percentage" office:value="0.1296" calcext:value-type="percentage">
            <text:p>12.96%</text:p>
          </table:table-cell>
          <table:table-cell office:value-type="string" calcext:value-type="string">
            <text:p>8x</text:p>
          </table:table-cell>
          <table:table-cell office:value-type="percentage" office:value="0.1296" calcext:value-type="percentage">
            <text:p>12.96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INDAIND</text:p>
          </table:table-cell>
          <table:table-cell office:value-type="percentage" office:value="0.1203" calcext:value-type="percentage">
            <text:p>12.03%</text:p>
          </table:table-cell>
          <table:table-cell office:value-type="string" calcext:value-type="string">
            <text:p>8x</text:p>
          </table:table-cell>
          <table:table-cell office:value-type="percentage" office:value="0.1203" calcext:value-type="percentage">
            <text:p>12.03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INDTREE</text:p>
          </table:table-cell>
          <table:table-cell office:value-type="percentage" office:value="0.1135" calcext:value-type="percentage">
            <text:p>11.35%</text:p>
          </table:table-cell>
          <table:table-cell office:value-type="string" calcext:value-type="string">
            <text:p>9x</text:p>
          </table:table-cell>
          <table:table-cell office:value-type="percentage" office:value="0.1135" calcext:value-type="percentage">
            <text:p>11.35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MTC</text:p>
          </table:table-cell>
          <table:table-cell office:value-type="percentage" office:value="0.1568" calcext:value-type="percentage">
            <text:p>15.68%</text:p>
          </table:table-cell>
          <table:table-cell office:value-type="string" calcext:value-type="string">
            <text:p>6x</text:p>
          </table:table-cell>
          <table:table-cell office:value-type="percentage" office:value="0.1568" calcext:value-type="percentage">
            <text:p>15.68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IL</text:p>
          </table:table-cell>
          <table:table-cell office:value-type="percentage" office:value="0.1059" calcext:value-type="percentage">
            <text:p>10.59%</text:p>
          </table:table-cell>
          <table:table-cell office:value-type="string" calcext:value-type="string">
            <text:p>9x</text:p>
          </table:table-cell>
          <table:table-cell office:value-type="percentage" office:value="0.1059" calcext:value-type="percentage">
            <text:p>10.59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THERSUMI</text:p>
          </table:table-cell>
          <table:table-cell office:value-type="percentage" office:value="0.1799" calcext:value-type="percentage">
            <text:p>17.99%</text:p>
          </table:table-cell>
          <table:table-cell office:value-type="string" calcext:value-type="string">
            <text:p>6x</text:p>
          </table:table-cell>
          <table:table-cell office:value-type="percentage" office:value="0.1799" calcext:value-type="percentage">
            <text:p>17.99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TILALOF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PHASI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RF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RPL</text:p>
          </table:table-cell>
          <table:table-cell office:value-type="percentage" office:value="0.1198" calcext:value-type="percentage">
            <text:p>11.98%</text:p>
          </table:table-cell>
          <table:table-cell office:value-type="string" calcext:value-type="string">
            <text:p>8x</text:p>
          </table:table-cell>
          <table:table-cell office:value-type="percentage" office:value="0.1198" calcext:value-type="percentage">
            <text:p>11.9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UTHOOTFIN</text:p>
          </table:table-cell>
          <table:table-cell office:value-type="percentage" office:value="0.1427" calcext:value-type="percentage">
            <text:p>14.27%</text:p>
          </table:table-cell>
          <table:table-cell office:value-type="string" calcext:value-type="string">
            <text:p>7x</text:p>
          </table:table-cell>
          <table:table-cell office:value-type="percentage" office:value="0.1427" calcext:value-type="percentage">
            <text:p>14.27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AM-INDIA</text:p>
          </table:table-cell>
          <table:table-cell office:value-type="percentage" office:value="0.1234" calcext:value-type="percentage">
            <text:p>12.34%</text:p>
          </table:table-cell>
          <table:table-cell office:value-type="string" calcext:value-type="string">
            <text:p>8x</text:p>
          </table:table-cell>
          <table:table-cell office:value-type="percentage" office:value="0.1234" calcext:value-type="percentage">
            <text:p>12.34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AT.PEROXIDE</text:p>
          </table:table-cell>
          <table:table-cell office:value-type="percentage" office:value="0.1396" calcext:value-type="percentage">
            <text:p>13.96%</text:p>
          </table:table-cell>
          <table:table-cell office:value-type="string" calcext:value-type="string">
            <text:p>7x</text:p>
          </table:table-cell>
          <table:table-cell office:value-type="percentage" office:value="0.1396" calcext:value-type="percentage">
            <text:p>13.96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ATCOPHAR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ATIONALUM</text:p>
          </table:table-cell>
          <table:table-cell office:value-type="percentage" office:value="0.1142" calcext:value-type="percentage">
            <text:p>11.42%</text:p>
          </table:table-cell>
          <table:table-cell office:value-type="string" calcext:value-type="string">
            <text:p>9x</text:p>
          </table:table-cell>
          <table:table-cell office:value-type="percentage" office:value="0.1142" calcext:value-type="percentage">
            <text:p>11.42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AUKRI</text:p>
          </table:table-cell>
          <table:table-cell office:value-type="percentage" office:value="0.1204" calcext:value-type="percentage">
            <text:p>12.04%</text:p>
          </table:table-cell>
          <table:table-cell office:value-type="string" calcext:value-type="string">
            <text:p>8x</text:p>
          </table:table-cell>
          <table:table-cell office:value-type="percentage" office:value="0.1204" calcext:value-type="percentage">
            <text:p>12.04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AVINFLUOR</text:p>
          </table:table-cell>
          <table:table-cell office:value-type="percentage" office:value="0.1208" calcext:value-type="percentage">
            <text:p>12.08%</text:p>
          </table:table-cell>
          <table:table-cell office:value-type="string" calcext:value-type="string">
            <text:p>8x</text:p>
          </table:table-cell>
          <table:table-cell office:value-type="percentage" office:value="0.1208" calcext:value-type="percentage">
            <text:p>12.0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OGEN</text:p>
          </table:table-cell>
          <table:table-cell office:value-type="percentage" office:value="0.1293" calcext:value-type="percentage">
            <text:p>12.93%</text:p>
          </table:table-cell>
          <table:table-cell office:value-type="string" calcext:value-type="string">
            <text:p>8x</text:p>
          </table:table-cell>
          <table:table-cell office:value-type="percentage" office:value="0.1293" calcext:value-type="percentage">
            <text:p>12.93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SCO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STLEI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TWORK18</text:p>
          </table:table-cell>
          <table:table-cell office:value-type="percentage" office:value="0.1219" calcext:value-type="percentage">
            <text:p>12.19%</text:p>
          </table:table-cell>
          <table:table-cell office:value-type="string" calcext:value-type="string">
            <text:p>8x</text:p>
          </table:table-cell>
          <table:table-cell office:value-type="percentage" office:value="0.1219" calcext:value-type="percentage">
            <text:p>12.19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FL</text:p>
          </table:table-cell>
          <table:table-cell office:value-type="percentage" office:value="0.1513" calcext:value-type="percentage">
            <text:p>15.13%</text:p>
          </table:table-cell>
          <table:table-cell office:value-type="string" calcext:value-type="string">
            <text:p>7x</text:p>
          </table:table-cell>
          <table:table-cell office:value-type="percentage" office:value="0.1513" calcext:value-type="percentage">
            <text:p>15.13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H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HP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IACL</text:p>
          </table:table-cell>
          <table:table-cell office:value-type="percentage" office:value="0.1483" calcext:value-type="percentage">
            <text:p>14.83%</text:p>
          </table:table-cell>
          <table:table-cell office:value-type="string" calcext:value-type="string">
            <text:p>7x</text:p>
          </table:table-cell>
          <table:table-cell office:value-type="percentage" office:value="0.1483" calcext:value-type="percentage">
            <text:p>14.83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IFTYBEE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ILKAMA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LCINDI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MDC</text:p>
          </table:table-cell>
          <table:table-cell office:value-type="percentage" office:value="0.1661" calcext:value-type="percentage">
            <text:p>16.61%</text:p>
          </table:table-cell>
          <table:table-cell office:value-type="string" calcext:value-type="string">
            <text:p>6x</text:p>
          </table:table-cell>
          <table:table-cell office:value-type="percentage" office:value="0.1661" calcext:value-type="percentage">
            <text:p>16.61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TP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EROIRLTY</text:p>
          </table:table-cell>
          <table:table-cell office:value-type="percentage" office:value="0.113" calcext:value-type="percentage">
            <text:p>11.30%</text:p>
          </table:table-cell>
          <table:table-cell office:value-type="string" calcext:value-type="string">
            <text:p>9x</text:p>
          </table:table-cell>
          <table:table-cell office:value-type="percentage" office:value="0.113" calcext:value-type="percentage">
            <text:p>11.3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FS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IL</text:p>
          </table:table-cell>
          <table:table-cell office:value-type="percentage" office:value="0.1057" calcext:value-type="percentage">
            <text:p>10.57%</text:p>
          </table:table-cell>
          <table:table-cell office:value-type="string" calcext:value-type="string">
            <text:p>9x</text:p>
          </table:table-cell>
          <table:table-cell office:value-type="percentage" office:value="0.1057" calcext:value-type="percentage">
            <text:p>10.5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NGC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RIENTELE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RIENTREF</text:p>
          </table:table-cell>
          <table:table-cell office:value-type="percentage" office:value="0.1167" calcext:value-type="percentage">
            <text:p>11.67%</text:p>
          </table:table-cell>
          <table:table-cell office:value-type="string" calcext:value-type="string">
            <text:p>9x</text:p>
          </table:table-cell>
          <table:table-cell office:value-type="percentage" office:value="0.1167" calcext:value-type="percentage">
            <text:p>11.6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GEI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EL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ERSISTEN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ETRONE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FC</text:p>
          </table:table-cell>
          <table:table-cell office:value-type="percentage" office:value="0.1328" calcext:value-type="percentage">
            <text:p>13.28%</text:p>
          </table:table-cell>
          <table:table-cell office:value-type="string" calcext:value-type="string">
            <text:p>8x</text:p>
          </table:table-cell>
          <table:table-cell office:value-type="percentage" office:value="0.1328" calcext:value-type="percentage">
            <text:p>13.2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FIZER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GHH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GH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HOENIXLTD</text:p>
          </table:table-cell>
          <table:table-cell office:value-type="percentage" office:value="0.1096" calcext:value-type="percentage">
            <text:p>10.96%</text:p>
          </table:table-cell>
          <table:table-cell office:value-type="string" calcext:value-type="string">
            <text:p>9x</text:p>
          </table:table-cell>
          <table:table-cell office:value-type="percentage" office:value="0.1096" calcext:value-type="percentage">
            <text:p>10.96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IDILITI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II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NB</text:p>
          </table:table-cell>
          <table:table-cell office:value-type="percentage" office:value="0.1216" calcext:value-type="percentage">
            <text:p>12.16%</text:p>
          </table:table-cell>
          <table:table-cell office:value-type="string" calcext:value-type="string">
            <text:p>8x</text:p>
          </table:table-cell>
          <table:table-cell office:value-type="percentage" office:value="0.1216" calcext:value-type="percentage">
            <text:p>12.16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NBHOUSING</text:p>
          </table:table-cell>
          <table:table-cell office:value-type="percentage" office:value="0.1211" calcext:value-type="percentage">
            <text:p>12.11%</text:p>
          </table:table-cell>
          <table:table-cell office:value-type="string" calcext:value-type="string">
            <text:p>8x</text:p>
          </table:table-cell>
          <table:table-cell office:value-type="percentage" office:value="0.1211" calcext:value-type="percentage">
            <text:p>12.11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NCINFRA</text:p>
          </table:table-cell>
          <table:table-cell office:value-type="percentage" office:value="0.1136" calcext:value-type="percentage">
            <text:p>11.36%</text:p>
          </table:table-cell>
          <table:table-cell office:value-type="string" calcext:value-type="string">
            <text:p>9x</text:p>
          </table:table-cell>
          <table:table-cell office:value-type="percentage" office:value="0.1136" calcext:value-type="percentage">
            <text:p>11.36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LYCAB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WERGRI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WERINDI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RESTIGE</text:p>
          </table:table-cell>
          <table:table-cell office:value-type="percentage" office:value="0.1312" calcext:value-type="percentage">
            <text:p>13.12%</text:p>
          </table:table-cell>
          <table:table-cell office:value-type="string" calcext:value-type="string">
            <text:p>8x</text:p>
          </table:table-cell>
          <table:table-cell office:value-type="percentage" office:value="0.1312" calcext:value-type="percentage">
            <text:p>13.12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RIVISCL</text:p>
          </table:table-cell>
          <table:table-cell office:value-type="percentage" office:value="0.1189" calcext:value-type="percentage">
            <text:p>11.89%</text:p>
          </table:table-cell>
          <table:table-cell office:value-type="string" calcext:value-type="string">
            <text:p>8x</text:p>
          </table:table-cell>
          <table:table-cell office:value-type="percentage" office:value="0.1189" calcext:value-type="percentage">
            <text:p>11.89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SB</text:p>
          </table:table-cell>
          <table:table-cell office:value-type="percentage" office:value="0.1382" calcext:value-type="percentage">
            <text:p>13.82%</text:p>
          </table:table-cell>
          <table:table-cell office:value-type="string" calcext:value-type="string">
            <text:p>7x</text:p>
          </table:table-cell>
          <table:table-cell office:value-type="percentage" office:value="0.1382" calcext:value-type="percentage">
            <text:p>13.82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SPPROJEC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T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VR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ADICO</text:p>
          </table:table-cell>
          <table:table-cell office:value-type="percentage" office:value="0.1089" calcext:value-type="percentage">
            <text:p>10.89%</text:p>
          </table:table-cell>
          <table:table-cell office:value-type="string" calcext:value-type="string">
            <text:p>9x</text:p>
          </table:table-cell>
          <table:table-cell office:value-type="percentage" office:value="0.1089" calcext:value-type="percentage">
            <text:p>10.89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AIN</text:p>
          </table:table-cell>
          <table:table-cell office:value-type="percentage" office:value="0.1407" calcext:value-type="percentage">
            <text:p>14.07%</text:p>
          </table:table-cell>
          <table:table-cell office:value-type="string" calcext:value-type="string">
            <text:p>7x</text:p>
          </table:table-cell>
          <table:table-cell office:value-type="percentage" office:value="0.1407" calcext:value-type="percentage">
            <text:p>14.07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AJESHEXPO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ALLI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AMCOCE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AMCOIND</text:p>
          </table:table-cell>
          <table:table-cell office:value-type="percentage" office:value="0.1054" calcext:value-type="percentage">
            <text:p>10.54%</text:p>
          </table:table-cell>
          <table:table-cell office:value-type="string" calcext:value-type="string">
            <text:p>9x</text:p>
          </table:table-cell>
          <table:table-cell office:value-type="percentage" office:value="0.1054" calcext:value-type="percentage">
            <text:p>10.5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ATNAMANI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AYMOND</text:p>
          </table:table-cell>
          <table:table-cell office:value-type="percentage" office:value="0.1114" calcext:value-type="percentage">
            <text:p>11.14%</text:p>
          </table:table-cell>
          <table:table-cell office:value-type="string" calcext:value-type="string">
            <text:p>9x</text:p>
          </table:table-cell>
          <table:table-cell office:value-type="percentage" office:value="0.1114" calcext:value-type="percentage">
            <text:p>11.1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BLBANK</text:p>
          </table:table-cell>
          <table:table-cell office:value-type="percentage" office:value="0.1556" calcext:value-type="percentage">
            <text:p>15.56%</text:p>
          </table:table-cell>
          <table:table-cell office:value-type="string" calcext:value-type="string">
            <text:p>6x</text:p>
          </table:table-cell>
          <table:table-cell office:value-type="percentage" office:value="0.1556" calcext:value-type="percentage">
            <text:p>15.56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CF</text:p>
          </table:table-cell>
          <table:table-cell office:value-type="percentage" office:value="0.1407" calcext:value-type="percentage">
            <text:p>14.07%</text:p>
          </table:table-cell>
          <table:table-cell office:value-type="string" calcext:value-type="string">
            <text:p>7x</text:p>
          </table:table-cell>
          <table:table-cell office:value-type="percentage" office:value="0.1407" calcext:value-type="percentage">
            <text:p>14.07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CLT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DINGTON</text:p>
          </table:table-cell>
          <table:table-cell office:value-type="percentage" office:value="0.1451" calcext:value-type="percentage">
            <text:p>14.51%</text:p>
          </table:table-cell>
          <table:table-cell office:value-type="string" calcext:value-type="string">
            <text:p>7x</text:p>
          </table:table-cell>
          <table:table-cell office:value-type="percentage" office:value="0.1451" calcext:value-type="percentage">
            <text:p>14.51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LAXO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LIANCE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SPONIND</text:p>
          </table:table-cell>
          <table:table-cell office:value-type="percentage" office:value="0.112" calcext:value-type="percentage">
            <text:p>11.20%</text:p>
          </table:table-cell>
          <table:table-cell office:value-type="string" calcext:value-type="string">
            <text:p>9x</text:p>
          </table:table-cell>
          <table:table-cell office:value-type="percentage" office:value="0.112" calcext:value-type="percentage">
            <text:p>11.2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ITE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SSARI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UPA</text:p>
          </table:table-cell>
          <table:table-cell office:value-type="percentage" office:value="0.1265" calcext:value-type="percentage">
            <text:p>12.65%</text:p>
          </table:table-cell>
          <table:table-cell office:value-type="string" calcext:value-type="string">
            <text:p>8x</text:p>
          </table:table-cell>
          <table:table-cell office:value-type="percentage" office:value="0.1265" calcext:value-type="percentage">
            <text:p>12.65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VNL</text:p>
          </table:table-cell>
          <table:table-cell office:value-type="percentage" office:value="0.1244" calcext:value-type="percentage">
            <text:p>12.44%</text:p>
          </table:table-cell>
          <table:table-cell office:value-type="string" calcext:value-type="string">
            <text:p>8x</text:p>
          </table:table-cell>
          <table:table-cell office:value-type="percentage" office:value="0.1244" calcext:value-type="percentage">
            <text:p>12.44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L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NOFI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BICAR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BILIFE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BIN</text:p>
          </table:table-cell>
          <table:table-cell office:value-type="percentage" office:value="0.1116" calcext:value-type="percentage">
            <text:p>11.16%</text:p>
          </table:table-cell>
          <table:table-cell office:value-type="string" calcext:value-type="string">
            <text:p>9x</text:p>
          </table:table-cell>
          <table:table-cell office:value-type="percentage" office:value="0.1116" calcext:value-type="percentage">
            <text:p>11.16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percentage" office:value="0.1276" calcext:value-type="percentage">
            <text:p>12.76%</text:p>
          </table:table-cell>
          <table:table-cell office:value-type="string" calcext:value-type="string">
            <text:p>8x</text:p>
          </table:table-cell>
          <table:table-cell office:value-type="percentage" office:value="0.1276" calcext:value-type="percentage">
            <text:p>12.76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I</text:p>
          </table:table-cell>
          <table:table-cell office:value-type="percentage" office:value="0.1499" calcext:value-type="percentage">
            <text:p>14.99%</text:p>
          </table:table-cell>
          <table:table-cell office:value-type="string" calcext:value-type="string">
            <text:p>7x</text:p>
          </table:table-cell>
          <table:table-cell office:value-type="percentage" office:value="0.1499" calcext:value-type="percentage">
            <text:p>14.99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F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ARDACROP</text:p>
          </table:table-cell>
          <table:table-cell office:value-type="percentage" office:value="0.1219" calcext:value-type="percentage">
            <text:p>12.19%</text:p>
          </table:table-cell>
          <table:table-cell office:value-type="string" calcext:value-type="string">
            <text:p>8x</text:p>
          </table:table-cell>
          <table:table-cell office:value-type="percentage" office:value="0.1219" calcext:value-type="percentage">
            <text:p>12.19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ILPAMED</text:p>
          </table:table-cell>
          <table:table-cell office:value-type="percentage" office:value="0.124" calcext:value-type="percentage">
            <text:p>12.40%</text:p>
          </table:table-cell>
          <table:table-cell office:value-type="string" calcext:value-type="string">
            <text:p>8x</text:p>
          </table:table-cell>
          <table:table-cell office:value-type="percentage" office:value="0.124" calcext:value-type="percentage">
            <text:p>12.40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OPERSTOP</text:p>
          </table:table-cell>
          <table:table-cell office:value-type="percentage" office:value="0.1185" calcext:value-type="percentage">
            <text:p>11.85%</text:p>
          </table:table-cell>
          <table:table-cell office:value-type="string" calcext:value-type="string">
            <text:p>8x</text:p>
          </table:table-cell>
          <table:table-cell office:value-type="percentage" office:value="0.1185" calcext:value-type="percentage">
            <text:p>11.85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REECE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RIRAMCIT</text:p>
          </table:table-cell>
          <table:table-cell office:value-type="percentage" office:value="0.1112" calcext:value-type="percentage">
            <text:p>11.12%</text:p>
          </table:table-cell>
          <table:table-cell office:value-type="string" calcext:value-type="string">
            <text:p>9x</text:p>
          </table:table-cell>
          <table:table-cell office:value-type="percentage" office:value="0.1112" calcext:value-type="percentage">
            <text:p>11.12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EMEN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JVN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KFINDI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BHA</text:p>
          </table:table-cell>
          <table:table-cell office:value-type="percentage" office:value="0.1369" calcext:value-type="percentage">
            <text:p>13.69%</text:p>
          </table:table-cell>
          <table:table-cell office:value-type="string" calcext:value-type="string">
            <text:p>7x</text:p>
          </table:table-cell>
          <table:table-cell office:value-type="percentage" office:value="0.1369" calcext:value-type="percentage">
            <text:p>13.69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LARA</text:p>
          </table:table-cell>
          <table:table-cell office:value-type="percentage" office:value="0.141" calcext:value-type="percentage">
            <text:p>14.10%</text:p>
          </table:table-cell>
          <table:table-cell office:value-type="string" calcext:value-type="string">
            <text:p>7x</text:p>
          </table:table-cell>
          <table:table-cell office:value-type="percentage" office:value="0.141" calcext:value-type="percentage">
            <text:p>14.10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LARIND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THBANK</text:p>
          </table:table-cell>
          <table:table-cell office:value-type="percentage" office:value="0.1233" calcext:value-type="percentage">
            <text:p>12.33%</text:p>
          </table:table-cell>
          <table:table-cell office:value-type="string" calcext:value-type="string">
            <text:p>8x</text:p>
          </table:table-cell>
          <table:table-cell office:value-type="percentage" office:value="0.1233" calcext:value-type="percentage">
            <text:p>12.33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PANDANA</text:p>
          </table:table-cell>
          <table:table-cell office:value-type="percentage" office:value="0.1183" calcext:value-type="percentage">
            <text:p>11.83%</text:p>
          </table:table-cell>
          <table:table-cell office:value-type="string" calcext:value-type="string">
            <text:p>8x</text:p>
          </table:table-cell>
          <table:table-cell office:value-type="percentage" office:value="0.1183" calcext:value-type="percentage">
            <text:p>11.83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PARC</text:p>
          </table:table-cell>
          <table:table-cell office:value-type="percentage" office:value="0.1232" calcext:value-type="percentage">
            <text:p>12.32%</text:p>
          </table:table-cell>
          <table:table-cell office:value-type="string" calcext:value-type="string">
            <text:p>8x</text:p>
          </table:table-cell>
          <table:table-cell office:value-type="percentage" office:value="0.1232" calcext:value-type="percentage">
            <text:p>12.32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PICEJET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3x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3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F</text:p>
          </table:table-cell>
          <table:table-cell office:value-type="percentage" office:value="0.1243" calcext:value-type="percentage">
            <text:p>12.43%</text:p>
          </table:table-cell>
          <table:table-cell office:value-type="string" calcext:value-type="string">
            <text:p>8x</text:p>
          </table:table-cell>
          <table:table-cell office:value-type="percentage" office:value="0.1243" calcext:value-type="percentage">
            <text:p>12.43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TRANSFIN</text:p>
          </table:table-cell>
          <table:table-cell office:value-type="percentage" office:value="0.1531" calcext:value-type="percentage">
            <text:p>15.31%</text:p>
          </table:table-cell>
          <table:table-cell office:value-type="string" calcext:value-type="string">
            <text:p>7x</text:p>
          </table:table-cell>
          <table:table-cell office:value-type="percentage" office:value="0.1531" calcext:value-type="percentage">
            <text:p>15.31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R</text:p>
          </table:table-cell>
          <table:table-cell office:value-type="percentage" office:value="0.1373" calcext:value-type="percentage">
            <text:p>13.73%</text:p>
          </table:table-cell>
          <table:table-cell office:value-type="string" calcext:value-type="string">
            <text:p>7x</text:p>
          </table:table-cell>
          <table:table-cell office:value-type="percentage" office:value="0.1373" calcext:value-type="percentage">
            <text:p>13.73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RCEMEN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DARSCHEM</text:p>
          </table:table-cell>
          <table:table-cell office:value-type="percentage" office:value="0.1041" calcext:value-type="percentage">
            <text:p>10.41%</text:p>
          </table:table-cell>
          <table:table-cell office:value-type="string" calcext:value-type="string">
            <text:p>10x</text:p>
          </table:table-cell>
          <table:table-cell office:value-type="percentage" office:value="0.1041" calcext:value-type="percentage">
            <text:p>10.41%</text:p>
          </table:table-cell>
          <table:table-cell office:value-type="string" calcext:value-type="string">
            <text:p>10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MICHE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NCLAYLTD</text:p>
          </table:table-cell>
          <table:table-cell office:value-type="percentage" office:value="0.1135" calcext:value-type="percentage">
            <text:p>11.35%</text:p>
          </table:table-cell>
          <table:table-cell office:value-type="string" calcext:value-type="string">
            <text:p>9x</text:p>
          </table:table-cell>
          <table:table-cell office:value-type="percentage" office:value="0.1135" calcext:value-type="percentage">
            <text:p>11.35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NDARMFIN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NDRMFAS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NPHARM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NTECK</text:p>
          </table:table-cell>
          <table:table-cell office:value-type="percentage" office:value="0.1228" calcext:value-type="percentage">
            <text:p>12.28%</text:p>
          </table:table-cell>
          <table:table-cell office:value-type="string" calcext:value-type="string">
            <text:p>8x</text:p>
          </table:table-cell>
          <table:table-cell office:value-type="percentage" office:value="0.1228" calcext:value-type="percentage">
            <text:p>12.28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NTV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PRAJIT</text:p>
          </table:table-cell>
          <table:table-cell office:value-type="percentage" office:value="0.1082" calcext:value-type="percentage">
            <text:p>10.82%</text:p>
          </table:table-cell>
          <table:table-cell office:value-type="string" calcext:value-type="string">
            <text:p>9x</text:p>
          </table:table-cell>
          <table:table-cell office:value-type="percentage" office:value="0.1082" calcext:value-type="percentage">
            <text:p>10.82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PREMEI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ZLON</text:p>
          </table:table-cell>
          <table:table-cell office:value-type="percentage" office:value="0.162" calcext:value-type="percentage">
            <text:p>16.20%</text:p>
          </table:table-cell>
          <table:table-cell office:value-type="string" calcext:value-type="string">
            <text:p>6x</text:p>
          </table:table-cell>
          <table:table-cell office:value-type="percentage" office:value="0.162" calcext:value-type="percentage">
            <text:p>16.20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ANENERGY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ARAJENG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SOLAR</text:p>
          </table:table-cell>
          <table:table-cell office:value-type="percentage" office:value="0.1654" calcext:value-type="percentage">
            <text:p>16.54%</text:p>
          </table:table-cell>
          <table:table-cell office:value-type="string" calcext:value-type="string">
            <text:p>6x</text:p>
          </table:table-cell>
          <table:table-cell office:value-type="percentage" office:value="0.1654" calcext:value-type="percentage">
            <text:p>16.54%</text:p>
          </table:table-cell>
          <table:table-cell office:value-type="string" calcext:value-type="string">
            <text:p>6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YMPHONY</text:p>
          </table:table-cell>
          <table:table-cell office:value-type="percentage" office:value="0.1099" calcext:value-type="percentage">
            <text:p>10.99%</text:p>
          </table:table-cell>
          <table:table-cell office:value-type="string" calcext:value-type="string">
            <text:p>9x</text:p>
          </table:table-cell>
          <table:table-cell office:value-type="percentage" office:value="0.1099" calcext:value-type="percentage">
            <text:p>10.99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YNGENE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STYBITE</text:p>
          </table:table-cell>
          <table:table-cell office:value-type="percentage" office:value="0.1088" calcext:value-type="percentage">
            <text:p>10.88%</text:p>
          </table:table-cell>
          <table:table-cell office:value-type="string" calcext:value-type="string">
            <text:p>9x</text:p>
          </table:table-cell>
          <table:table-cell office:value-type="percentage" office:value="0.1088" calcext:value-type="percentage">
            <text:p>10.88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TACHE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TACOFFEE</text:p>
          </table:table-cell>
          <table:table-cell office:value-type="percentage" office:value="0.105" calcext:value-type="percentage">
            <text:p>10.50%</text:p>
          </table:table-cell>
          <table:table-cell office:value-type="string" calcext:value-type="string">
            <text:p>10x</text:p>
          </table:table-cell>
          <table:table-cell office:value-type="percentage" office:value="0.105" calcext:value-type="percentage">
            <text:p>10.50%</text:p>
          </table:table-cell>
          <table:table-cell office:value-type="string" calcext:value-type="string">
            <text:p>10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TACOMM</text:p>
          </table:table-cell>
          <table:table-cell office:value-type="percentage" office:value="0.1183" calcext:value-type="percentage">
            <text:p>11.83%</text:p>
          </table:table-cell>
          <table:table-cell office:value-type="string" calcext:value-type="string">
            <text:p>8x</text:p>
          </table:table-cell>
          <table:table-cell office:value-type="percentage" office:value="0.1183" calcext:value-type="percentage">
            <text:p>11.83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TACONSU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TAINVEST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TAMETALI</text:p>
          </table:table-cell>
          <table:table-cell office:value-type="percentage" office:value="0.124" calcext:value-type="percentage">
            <text:p>12.40%</text:p>
          </table:table-cell>
          <table:table-cell office:value-type="string" calcext:value-type="string">
            <text:p>8x</text:p>
          </table:table-cell>
          <table:table-cell office:value-type="percentage" office:value="0.124" calcext:value-type="percentage">
            <text:p>12.40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TAMOTORS</text:p>
          </table:table-cell>
          <table:table-cell office:value-type="percentage" office:value="0.1438" calcext:value-type="percentage">
            <text:p>14.38%</text:p>
          </table:table-cell>
          <table:table-cell office:value-type="string" calcext:value-type="string">
            <text:p>7x</text:p>
          </table:table-cell>
          <table:table-cell office:value-type="percentage" office:value="0.1438" calcext:value-type="percentage">
            <text:p>14.38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TAPOWER</text:p>
          </table:table-cell>
          <table:table-cell office:value-type="percentage" office:value="0.124" calcext:value-type="percentage">
            <text:p>12.40%</text:p>
          </table:table-cell>
          <table:table-cell office:value-type="string" calcext:value-type="string">
            <text:p>8x</text:p>
          </table:table-cell>
          <table:table-cell office:value-type="percentage" office:value="0.124" calcext:value-type="percentage">
            <text:p>12.40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TASTEEL</text:p>
          </table:table-cell>
          <table:table-cell office:value-type="percentage" office:value="0.1154" calcext:value-type="percentage">
            <text:p>11.54%</text:p>
          </table:table-cell>
          <table:table-cell office:value-type="string" calcext:value-type="string">
            <text:p>9x</text:p>
          </table:table-cell>
          <table:table-cell office:value-type="percentage" office:value="0.1154" calcext:value-type="percentage">
            <text:p>11.5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CI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CIEXP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CNSBRANDS</text:p>
          </table:table-cell>
          <table:table-cell office:value-type="percentage" office:value="0.1151" calcext:value-type="percentage">
            <text:p>11.51%</text:p>
          </table:table-cell>
          <table:table-cell office:value-type="string" calcext:value-type="string">
            <text:p>9x</text:p>
          </table:table-cell>
          <table:table-cell office:value-type="percentage" office:value="0.1151" calcext:value-type="percentage">
            <text:p>11.51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C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AMLEASE</text:p>
          </table:table-cell>
          <table:table-cell office:value-type="percentage" office:value="0.1074" calcext:value-type="percentage">
            <text:p>10.74%</text:p>
          </table:table-cell>
          <table:table-cell office:value-type="string" calcext:value-type="string">
            <text:p>9x</text:p>
          </table:table-cell>
          <table:table-cell office:value-type="percentage" office:value="0.1074" calcext:value-type="percentage">
            <text:p>10.7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CH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CHNOE</text:p>
          </table:table-cell>
          <table:table-cell office:value-type="percentage" office:value="0.1205" calcext:value-type="percentage">
            <text:p>12.05%</text:p>
          </table:table-cell>
          <table:table-cell office:value-type="string" calcext:value-type="string">
            <text:p>8x</text:p>
          </table:table-cell>
          <table:table-cell office:value-type="percentage" office:value="0.1205" calcext:value-type="percentage">
            <text:p>12.05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ERMA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YROCARE</text:p>
          </table:table-cell>
          <table:table-cell office:value-type="percentage" office:value="0.1127" calcext:value-type="percentage">
            <text:p>11.27%</text:p>
          </table:table-cell>
          <table:table-cell office:value-type="string" calcext:value-type="string">
            <text:p>9x</text:p>
          </table:table-cell>
          <table:table-cell office:value-type="percentage" office:value="0.1127" calcext:value-type="percentage">
            <text:p>11.2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MKEN</text:p>
          </table:table-cell>
          <table:table-cell office:value-type="percentage" office:value="0.1048" calcext:value-type="percentage">
            <text:p>10.48%</text:p>
          </table:table-cell>
          <table:table-cell office:value-type="string" calcext:value-type="string">
            <text:p>10x</text:p>
          </table:table-cell>
          <table:table-cell office:value-type="percentage" office:value="0.1048" calcext:value-type="percentage">
            <text:p>10.48%</text:p>
          </table:table-cell>
          <table:table-cell office:value-type="string" calcext:value-type="string">
            <text:p>10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TAN</text:p>
          </table:table-cell>
          <table:table-cell office:value-type="percentage" office:value="0.1069" calcext:value-type="percentage">
            <text:p>10.69%</text:p>
          </table:table-cell>
          <table:table-cell office:value-type="string" calcext:value-type="string">
            <text:p>9x</text:p>
          </table:table-cell>
          <table:table-cell office:value-type="percentage" office:value="0.1069" calcext:value-type="percentage">
            <text:p>10.69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ORNTPHARM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ORNTPOWER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ENT</text:p>
          </table:table-cell>
          <table:table-cell office:value-type="percentage" office:value="0.1143" calcext:value-type="percentage">
            <text:p>11.43%</text:p>
          </table:table-cell>
          <table:table-cell office:value-type="string" calcext:value-type="string">
            <text:p>9x</text:p>
          </table:table-cell>
          <table:table-cell office:value-type="percentage" office:value="0.1143" calcext:value-type="percentage">
            <text:p>11.43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ITURBINE</text:p>
          </table:table-cell>
          <table:table-cell office:value-type="percentage" office:value="0.1243" calcext:value-type="percentage">
            <text:p>12.43%</text:p>
          </table:table-cell>
          <table:table-cell office:value-type="string" calcext:value-type="string">
            <text:p>8x</text:p>
          </table:table-cell>
          <table:table-cell office:value-type="percentage" office:value="0.1243" calcext:value-type="percentage">
            <text:p>12.43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TKPRESTIG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VSMOTOR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VTODAY</text:p>
          </table:table-cell>
          <table:table-cell office:value-type="percentage" office:value="0.1043" calcext:value-type="percentage">
            <text:p>10.43%</text:p>
          </table:table-cell>
          <table:table-cell office:value-type="string" calcext:value-type="string">
            <text:p>10x</text:p>
          </table:table-cell>
          <table:table-cell office:value-type="percentage" office:value="0.1043" calcext:value-type="percentage">
            <text:p>10.43%</text:p>
          </table:table-cell>
          <table:table-cell office:value-type="string" calcext:value-type="string">
            <text:p>10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B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COBANK</text:p>
          </table:table-cell>
          <table:table-cell office:value-type="percentage" office:value="0.1081" calcext:value-type="percentage">
            <text:p>10.81%</text:p>
          </table:table-cell>
          <table:table-cell office:value-type="string" calcext:value-type="string">
            <text:p>9x</text:p>
          </table:table-cell>
          <table:table-cell office:value-type="percentage" office:value="0.1081" calcext:value-type="percentage">
            <text:p>10.81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FLEX</text:p>
          </table:table-cell>
          <table:table-cell office:value-type="percentage" office:value="0.112" calcext:value-type="percentage">
            <text:p>11.20%</text:p>
          </table:table-cell>
          <table:table-cell office:value-type="string" calcext:value-type="string">
            <text:p>9x</text:p>
          </table:table-cell>
          <table:table-cell office:value-type="percentage" office:value="0.112" calcext:value-type="percentage">
            <text:p>11.2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JJIVAN</text:p>
          </table:table-cell>
          <table:table-cell office:value-type="percentage" office:value="0.1265" calcext:value-type="percentage">
            <text:p>12.65%</text:p>
          </table:table-cell>
          <table:table-cell office:value-type="string" calcext:value-type="string">
            <text:p>8x</text:p>
          </table:table-cell>
          <table:table-cell office:value-type="percentage" office:value="0.1265" calcext:value-type="percentage">
            <text:p>12.65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JJIVANSFB</text:p>
          </table:table-cell>
          <table:table-cell office:value-type="percentage" office:value="0.1068" calcext:value-type="percentage">
            <text:p>10.68%</text:p>
          </table:table-cell>
          <table:table-cell office:value-type="string" calcext:value-type="string">
            <text:p>9x</text:p>
          </table:table-cell>
          <table:table-cell office:value-type="percentage" office:value="0.1068" calcext:value-type="percentage">
            <text:p>10.68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LTRACEMCO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IONBANK</text:p>
          </table:table-cell>
          <table:table-cell office:value-type="percentage" office:value="0.1157" calcext:value-type="percentage">
            <text:p>11.57%</text:p>
          </table:table-cell>
          <table:table-cell office:value-type="string" calcext:value-type="string">
            <text:p>9x</text:p>
          </table:table-cell>
          <table:table-cell office:value-type="percentage" office:value="0.1157" calcext:value-type="percentage">
            <text:p>11.5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PL</text:p>
          </table:table-cell>
          <table:table-cell office:value-type="percentage" office:value="0.1202" calcext:value-type="percentage">
            <text:p>12.02%</text:p>
          </table:table-cell>
          <table:table-cell office:value-type="string" calcext:value-type="string">
            <text:p>8x</text:p>
          </table:table-cell>
          <table:table-cell office:value-type="percentage" office:value="0.1202" calcext:value-type="percentage">
            <text:p>12.02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TIAMC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ALIANTORG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ARROC</text:p>
          </table:table-cell>
          <table:table-cell office:value-type="percentage" office:value="0.1303" calcext:value-type="percentage">
            <text:p>13.03%</text:p>
          </table:table-cell>
          <table:table-cell office:value-type="string" calcext:value-type="string">
            <text:p>8x</text:p>
          </table:table-cell>
          <table:table-cell office:value-type="percentage" office:value="0.1303" calcext:value-type="percentage">
            <text:p>13.03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B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EDL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3x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3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ENKEYS</text:p>
          </table:table-cell>
          <table:table-cell office:value-type="percentage" office:value="0.1221" calcext:value-type="percentage">
            <text:p>12.21%</text:p>
          </table:table-cell>
          <table:table-cell office:value-type="string" calcext:value-type="string">
            <text:p>8x</text:p>
          </table:table-cell>
          <table:table-cell office:value-type="percentage" office:value="0.1221" calcext:value-type="percentage">
            <text:p>12.21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GUAR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NATIORGA</text:p>
          </table:table-cell>
          <table:table-cell office:value-type="percentage" office:value="0.1084" calcext:value-type="percentage">
            <text:p>10.84%</text:p>
          </table:table-cell>
          <table:table-cell office:value-type="string" calcext:value-type="string">
            <text:p>9x</text:p>
          </table:table-cell>
          <table:table-cell office:value-type="percentage" office:value="0.1084" calcext:value-type="percentage">
            <text:p>10.84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PIND</text:p>
          </table:table-cell>
          <table:table-cell office:value-type="percentage" office:value="0.1087" calcext:value-type="percentage">
            <text:p>10.87%</text:p>
          </table:table-cell>
          <table:table-cell office:value-type="string" calcext:value-type="string">
            <text:p>9x</text:p>
          </table:table-cell>
          <table:table-cell office:value-type="percentage" office:value="0.1087" calcext:value-type="percentage">
            <text:p>10.8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MART</text:p>
          </table:table-cell>
          <table:table-cell office:value-type="percentage" office:value="0.1127" calcext:value-type="percentage">
            <text:p>11.27%</text:p>
          </table:table-cell>
          <table:table-cell office:value-type="string" calcext:value-type="string">
            <text:p>9x</text:p>
          </table:table-cell>
          <table:table-cell office:value-type="percentage" office:value="0.1127" calcext:value-type="percentage">
            <text:p>11.27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OLTAS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RLLOG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STIND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T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BCOINDIA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ELCORP</text:p>
          </table:table-cell>
          <table:table-cell office:value-type="percentage" office:value="0.128" calcext:value-type="percentage">
            <text:p>12.80%</text:p>
          </table:table-cell>
          <table:table-cell office:value-type="string" calcext:value-type="string">
            <text:p>8x</text:p>
          </table:table-cell>
          <table:table-cell office:value-type="percentage" office:value="0.128" calcext:value-type="percentage">
            <text:p>12.80%</text:p>
          </table:table-cell>
          <table:table-cell office:value-type="string" calcext:value-type="string">
            <text:p>8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ELSPUNIND</text:p>
          </table:table-cell>
          <table:table-cell office:value-type="percentage" office:value="0.1391" calcext:value-type="percentage">
            <text:p>13.91%</text:p>
          </table:table-cell>
          <table:table-cell office:value-type="string" calcext:value-type="string">
            <text:p>7x</text:p>
          </table:table-cell>
          <table:table-cell office:value-type="percentage" office:value="0.1391" calcext:value-type="percentage">
            <text:p>13.91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ESTLIFE</text:p>
          </table:table-cell>
          <table:table-cell office:value-type="percentage" office:value="0.1059" calcext:value-type="percentage">
            <text:p>10.59%</text:p>
          </table:table-cell>
          <table:table-cell office:value-type="string" calcext:value-type="string">
            <text:p>9x</text:p>
          </table:table-cell>
          <table:table-cell office:value-type="percentage" office:value="0.1059" calcext:value-type="percentage">
            <text:p>10.59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IPRO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OCKPHARMA</text:p>
          </table:table-cell>
          <table:table-cell office:value-type="percentage" office:value="0.1392" calcext:value-type="percentage">
            <text:p>13.92%</text:p>
          </table:table-cell>
          <table:table-cell office:value-type="string" calcext:value-type="string">
            <text:p>7x</text:p>
          </table:table-cell>
          <table:table-cell office:value-type="percentage" office:value="0.1392" calcext:value-type="percentage">
            <text:p>13.92%</text:p>
          </table:table-cell>
          <table:table-cell office:value-type="string" calcext:value-type="string">
            <text:p>7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ESBANK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ZEEL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5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ZYDUSWELL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9x</text:p>
          </table:table-cell>
          <table:table-cell table:number-columns-repeated="56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G1:Sheet1.H5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9:21:40.718914463</meta:creation-date>
    <dc:date>2021-04-23T19:42:19.197055223</dc:date>
    <meta:editing-duration>PT20M39S</meta:editing-duration>
    <meta:editing-cycles>1</meta:editing-cycles>
    <meta:generator>LibreOffice/6.4.6.2$Linux_X86_64 LibreOffice_project/40$Build-2</meta:generator>
    <meta:document-statistic meta:table-count="2" meta:cell-count="2637" meta:object-count="0"/>
  </office:meta>
</office:document-meta>
</file>